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421000000B88FEB823DE4DF343C.jpg" manifest:media-type="image/jpeg"/>
  <manifest:file-entry manifest:full-path="Pictures/10000001000001930000008D13CDEB4D4C2C1080.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graphic-properties style:writing-mode="lr-tb"/>
    </style:style>
    <style:style style:name="gr3" style:family="graphic" style:parent-style-name="standard">
      <style:graphic-properties draw:textarea-horizontal-align="justify" draw:textarea-vertical-align="middle" draw:auto-grow-height="false" fo:min-height="1.75cm" fo:min-width="5.6cm" style:writing-mode="lr-tb"/>
      <style:paragraph-properties style:writing-mode="lr-tb"/>
    </style:style>
    <style:style style:name="gr4" style:family="graphic" style:parent-style-name="standard">
      <style:graphic-properties draw:textarea-horizontal-align="justify" draw:textarea-vertical-align="middle" draw:auto-grow-height="false" fo:min-height="0.95cm" fo:min-width="5.6cm" style:writing-mode="lr-tb"/>
      <style:paragraph-properties style:writing-mode="lr-tb"/>
    </style:style>
    <style:style style:name="gr5" style:family="graphic" style:parent-style-name="standard">
      <style:graphic-properties draw:fill="none" draw:textarea-horizontal-align="justify" draw:textarea-vertical-align="middle" draw:auto-grow-height="false" fo:min-height="0.199cm" fo:min-width="0cm"/>
    </style:style>
    <style:style style:name="gr6" style:family="graphic" style:parent-style-name="standard">
      <style:graphic-properties draw:fill="none" draw:textarea-horizontal-align="justify" draw:textarea-vertical-align="middle" draw:auto-grow-height="false" fo:min-height="2.781cm" fo:min-width="0cm"/>
    </style:style>
    <style:style style:name="gr7" style:family="graphic" style:parent-style-name="standard">
      <style:graphic-properties draw:fill="none" draw:textarea-horizontal-align="justify" draw:textarea-vertical-align="middle" draw:auto-grow-height="false" fo:min-height="0.511cm" fo:min-width="0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1.696cm" fo:min-width="5.6cm" style:writing-mode="lr-tb"/>
      <style:paragraph-properties style:writing-mode="lr-tb"/>
    </style:style>
    <style:style style:name="gr10" style:family="graphic" style:parent-style-name="standard">
      <style:graphic-properties draw:textarea-horizontal-align="justify" draw:textarea-vertical-align="middle" draw:auto-grow-height="false" fo:min-height="0.85cm" fo:min-width="5.6cm" style:writing-mode="lr-tb"/>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2"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13" style:family="graphic" style:parent-style-name="standard">
      <style:graphic-properties svg:stroke-color="#000000" draw:textarea-horizontal-align="justify" draw:textarea-vertical-align="middle" draw:auto-grow-height="false" fo:min-height="0.55cm" fo:min-width="0.3cm"/>
    </style:style>
    <style:style style:name="gr14" style:family="graphic" style:parent-style-name="standard">
      <style:graphic-properties svg:stroke-color="#000000" draw:fill="none" draw:textarea-vertical-align="middle" draw:auto-grow-height="false" fo:min-height="2.026cm" fo:min-width="0cm"/>
    </style:style>
    <style:style style:name="gr15"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05cm" fo:min-width="0.55cm"/>
    </style:style>
    <style:style style:name="gr17" style:family="graphic" style:parent-style-name="standard">
      <style:graphic-properties svg:stroke-color="#000000" draw:fill="none" draw:textarea-horizontal-align="justify" draw:textarea-vertical-align="middle" draw:auto-grow-height="false" fo:min-height="0.05cm" fo:min-width="0.2cm"/>
    </style:style>
    <style:style style:name="gr18" style:family="graphic" style:parent-style-name="standard">
      <style:graphic-properties draw:textarea-horizontal-align="justify" draw:textarea-vertical-align="middle" draw:auto-grow-height="false" fo:min-height="1.35cm" fo:min-width="3.1cm" style:writing-mode="lr-tb"/>
      <style:paragraph-properties style:writing-mode="lr-tb"/>
    </style:style>
    <style:style style:name="gr19" style:family="graphic" style:parent-style-name="standard">
      <style:graphic-properties svg:stroke-color="#000000" draw:fill="none" draw:textarea-horizontal-align="justify" draw:textarea-vertical-align="middle" draw:auto-grow-height="false" fo:min-height="0.35cm" fo:min-width="1.1cm" style:writing-mode="lr-tb"/>
      <style:paragraph-properties style:writing-mode="lr-tb"/>
    </style:style>
    <style:style style:name="gr20" style:family="graphic" style:parent-style-name="standard">
      <style:graphic-properties svg:stroke-color="#000000" draw:fill="none" draw:textarea-horizontal-align="justify" draw:textarea-vertical-align="middle" draw:auto-grow-height="false" fo:min-height="0.35cm" fo:min-width="1.5cm" style:writing-mode="lr-tb"/>
      <style:paragraph-properties style:writing-mode="lr-tb"/>
    </style:style>
    <style:style style:name="gr21" style:family="graphic" style:parent-style-name="standard">
      <style:graphic-properties draw:fill="none" draw:textarea-horizontal-align="justify" draw:textarea-vertical-align="middle" draw:auto-grow-height="false" fo:min-height="0cm" fo:min-width="0.9cm"/>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3.151cm"/>
      <style:paragraph-properties style:writing-mode="lr-tb"/>
    </style:style>
    <style:style style:name="pr7" style:family="presentation" style:parent-style-name="Blue_5f_Curve1-title">
      <style:graphic-properties fo:min-height="1.771cm"/>
      <style:paragraph-properties style:writing-mode="lr-tb"/>
    </style:style>
    <style:style style:name="P1" style:family="paragraph">
      <style:paragraph-properties fo:text-align="end"/>
    </style:style>
    <style:style style:name="P2" style:family="paragraph">
      <loext:graphic-properties draw:fill-color="#ffffff"/>
    </style:style>
    <style:style style:name="P3" style:family="paragraph">
      <style:text-properties fo:font-size="16pt" style:font-size-asian="16pt" style:font-size-complex="16pt"/>
    </style:style>
    <style:style style:name="P4" style:family="paragraph">
      <style:paragraph-properties fo:text-align="center" style:writing-mode="lr-tb"/>
    </style:style>
    <style:style style:name="P5" style:family="paragraph">
      <loext:graphic-properties draw:fill="none"/>
      <style:paragraph-properties fo:text-align="center"/>
    </style:style>
    <style:style style:name="P6" style:family="paragraph">
      <style:paragraph-properties fo:margin-top="0.5cm" fo:margin-bottom="0cm"/>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loext:graphic-properties draw:fill="none" draw:fill-color="#ffffff"/>
      <style:paragraph-properties fo:text-align="end"/>
    </style:style>
    <style:style style:name="P10" style:family="paragraph">
      <style:paragraph-properties fo:text-align="center"/>
    </style:style>
    <style:style style:name="P11" style:family="paragraph">
      <loext:graphic-properties draw:fill="none" draw:fill-color="#ffffff"/>
      <style:paragraph-properties fo:text-align="center"/>
    </style:style>
    <style:style style:name="P12" style:family="paragraph">
      <loext:graphic-properties draw:fill="none"/>
      <style:paragraph-properties fo:text-align="center" style:writing-mode="lr-tb"/>
    </style:style>
    <style:style style:name="P13" style:family="paragraph">
      <style:paragraph-properties fo:margin-top="0.4cm" fo:margin-bottom="0cm"/>
    </style:style>
    <style:style style:name="T1" style:family="text">
      <style:text-properties fo:font-size="28pt" style:font-size-asian="28pt" style:font-size-complex="28pt"/>
    </style:style>
    <style:style style:name="T2" style:family="text">
      <style:text-properties fo:font-size="20pt" style:font-size-asian="20pt" style:font-size-complex="20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ize="15pt" style:font-size-asian="15pt" style:font-size-complex="15pt"/>
    </style:style>
    <style:style style:name="T6"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7" style:family="text">
      <style:text-properties fo:font-size="22pt" style:font-size-asian="22pt" style:font-size-complex="22pt"/>
    </style:style>
    <style:style style:name="T8" style:family="text">
      <style:text-properties fo:font-variant="normal" fo:text-transform="none" fo:color="#0066cc" loext:opacity="100%"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size-complex="22pt"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11" style:family="text">
      <style:text-properties fo:font-size="20pt" fo:background-color="transparent" style:font-size-asian="20pt" style:font-size-complex="20pt"/>
    </style:style>
    <style:style style:name="T12" style:family="text">
      <style:text-properties fo:font-size="16pt" fo:background-color="transparent" style:font-size-asian="16pt" style:font-size-complex="16pt"/>
    </style:style>
    <style:style style:name="T13" style:family="text">
      <style:text-properties fo:font-size="20pt" fo:language="en" fo:country="GB" style:font-size-asian="20pt" style:font-size-complex="20pt"/>
    </style:style>
    <style:style style:name="T14" style:family="text">
      <style:text-properties fo:font-size="16pt" fo:language="en" fo:country="GB" style:font-size-asian="16pt" style:font-size-complex="16pt"/>
    </style:style>
    <style:style style:name="T15" style:family="text">
      <style:text-properties fo:font-size="14pt" style:font-size-asian="14pt" style:font-size-complex="14pt"/>
    </style:style>
    <style:style style:name="T16" style:family="text">
      <style:text-properties fo:font-size="40pt" style:font-size-asian="22pt" style:font-size-complex="22pt"/>
    </style:style>
    <style:style style:name="T17" style:family="text">
      <style:text-properties style:text-position="0% 100%" fo:font-size="20pt" style:font-size-asian="20pt" style:font-size-complex="20pt"/>
    </style:style>
    <style:style style:name="T18" style:family="text">
      <style:text-properties style:text-position="33% 58%" fo:font-size="20pt" style:font-size-asian="20pt" style:font-size-complex="20pt"/>
    </style:style>
    <style:style style:name="T19" style:family="text">
      <style:text-properties fo:font-size="12pt" style:font-size-asian="15pt" style:font-size-complex="15pt"/>
    </style:style>
    <style:style style:name="T20" style:family="text">
      <style:text-properties fo:font-size="15pt" style:font-size-asian="20pt" style:font-size-complex="20pt"/>
    </style:style>
    <style:style style:name="T21" style:family="text">
      <style:text-properties fo:font-size="10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presentation:user-transformed="true">
          <draw:text-box>
            <text:p text:style-name="P1">Bandwidth limited logging <text:s text:c="5"/><text:line-break/><text:span text:style-name="T1">Tiny embedded systems to server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01cm" svg:y="0.4cm" presentation:class="title">
          <draw:text-box>
            <text:p>Logging systems I have created</text:p>
          </draw:text-box>
        </draw:frame>
        <draw:frame presentation:style-name="pr4" draw:layer="layout" svg:width="27.2cm" svg:height="16.8cm" svg:x="0.4cm" svg:y="2.6cm" presentation:class="outline" presentation:user-transformed="true">
          <draw:text-box>
            <text:list text:style-name="L2">
              <text:list-item>
                <text:p>For 256 byte RAM microprocessors to 32GB RAM servers.</text:p>
              </text:list-item>
              <text:list-item>
                <text:p>Used in space, on aircraft, in servers, by developers and end users.</text:p>
              </text:list-item>
              <text:list-item>
                <text:p>Different techniques are appropriate for different devices and situations; using / maintaining an in-house library of techniques is recommended which you can then use pick and mix style.</text:p>
              </text:list-item>
              <text:list-item>
                <text:p>Not programming language specific; they have been used with C, C# &amp; golang.</text:p>
              </text:list-item>
              <text:list-item>
                <text:p>Primary design goals:</text:p>
                <text:list>
                  <text:list-item>
                    <text:p><text:span text:style-name="T2">Minimum disruption to the execution timing.</text:span></text:p>
                  </text:list-item>
                  <text:list-item>
                    <text:p><text:span text:style-name="T2">Dynamic configurability.</text:span></text:p>
                  </text:list-item>
                  <text:list-item>
                    <text:p><text:span text:style-name="T2">Bandwidth efficiency.</text:span></text:p>
                  </text:list-item>
                  <text:list-item>
                    <text:p><text:span text:style-name="T2">Support for extreme logging verbosity.</text:span></text:p>
                  </text:list-item>
                  <text:list-item>
                    <text:p><text:span text:style-name="T2">Compactness of invocation in source code.</text:span></text:p>
                  </text:list-item>
                  <text:list-item>
                    <text:p><text:span text:style-name="T2">Low maintenance and ongoing development effort.</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layer="layout" svg:width="25.199cm" svg:height="1.771cm" svg:x="1.401cm" svg:y="0.4cm" presentation:class="title">
          <draw:text-box>
            <text:p>Logging architecture superset</text:p>
          </draw:text-box>
        </draw:frame>
        <draw:frame presentation:style-name="pr4" draw:text-style-name="P3" draw:layer="layout" svg:width="13.8cm" svg:height="16.2cm" svg:x="0.4cm" svg:y="2.8cm" presentation:class="outline" presentation:user-transformed="true">
          <draw:text-box>
            <text:list text:style-name="L2">
              <text:list-item>
                <text:p><text:span text:style-name="T3">Some example implementations that use a subset of these will be shown later.</text:span></text:p>
              </text:list-item>
              <text:list-item>
                <text:p><text:span text:style-name="T3">Modes of potentially simultaneous operation:</text:span></text:p>
                <text:list>
                  <text:list-item>
                    <text:p><text:span text:style-name="T4">Saving logs persistently.</text:span></text:p>
                  </text:list-item>
                  <text:list-item>
                    <text:p><text:span text:style-name="T4">Streaming logs out to a log aggregator.</text:span></text:p>
                  </text:list-item>
                  <text:list-item>
                    <text:p><text:span text:style-name="T4">Directly observing generated logs.</text:span></text:p>
                  </text:list-item>
                  <text:list-item>
                    <text:p><text:span text:style-name="T4">Searching for and downloading logs.</text:span></text:p>
                  </text:list-item>
                  <text:list-item>
                    <text:p><text:span text:style-name="T4">Pre-programmed logging conditions </text:span><text:span text:style-name="T5">(e.g. keep last &lt;=25MB &amp; &lt;=5s of debug logs in RAM and stream them out + add to persistent local storage if an error occurs).</text:span></text:p>
                  </text:list-item>
                </text:list>
              </text:list-item>
              <text:list-item>
                <text:p><text:span text:style-name="T3">A log aggregator receives log streams from other devices but otherwise is the same.</text:span></text:p>
              </text:list-item>
            </text:list>
          </draw:text-box>
        </draw:frame>
        <draw:g draw:style-name="gr2">
          <draw:custom-shape draw:style-name="gr3" draw:text-style-name="P4" draw:layer="layout" svg:width="6.1cm" svg:height="2cm" svg:x="14.8cm" svg:y="8.1cm">
            <text:p text:style-name="P4">Deferred execution</text:p>
            <text:p text:style-name="P4">of logging</text:p>
            <draw:enhanced-geometry svg:viewBox="0 0 21600 21600" draw:type="rectangle" draw:enhanced-path="M 0 0 L 21600 0 21600 21600 0 21600 0 0 Z N"/>
          </draw:custom-shape>
          <draw:custom-shape draw:style-name="gr4" draw:text-style-name="P4" draw:layer="layout" svg:width="6.1cm" svg:height="1.2cm" svg:x="14.8cm" svg:y="6.3cm">
            <text:p text:style-name="P4">Log filtering</text:p>
            <draw:enhanced-geometry svg:viewBox="0 0 21600 21600" draw:type="rectangle" draw:enhanced-path="M 0 0 L 21600 0 21600 21600 0 21600 0 0 Z N"/>
          </draw:custom-shape>
          <draw:custom-shape draw:style-name="gr5" draw:text-style-name="P5" draw:layer="layout" svg:width="0.5cm" svg:height="0.6cm" svg:x="17.6cm" svg:y="5.7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0.5cm" svg:height="0.6cm" svg:x="17.601cm" svg:y="7.5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0.5cm" svg:height="0.6cm" svg:x="17.602cm" svg:y="10.102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6.1cm" svg:height="2cm" svg:x="14.8cm" svg:y="10.7cm">
            <text:p text:style-name="P4">Prioritised RAM</text:p>
            <text:p text:style-name="P4">buffer with eviction</text:p>
            <draw:enhanced-geometry svg:viewBox="0 0 21600 21600" draw:type="rectangle" draw:enhanced-path="M 0 0 L 21600 0 21600 21600 0 21600 0 0 Z N"/>
          </draw:custom-shape>
          <draw:custom-shape draw:style-name="gr5" draw:text-style-name="P5" draw:layer="layout" svg:width="0.5cm" svg:height="0.6cm" svg:x="19.203cm" svg:y="12.70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6.1cm" svg:height="2cm" svg:x="18.2cm" svg:y="13.3cm">
            <text:p text:style-name="P4">Prioritised bulk</text:p>
            <text:p text:style-name="P4">buffer with eviction</text:p>
            <draw:enhanced-geometry svg:viewBox="0 0 21600 21600" draw:type="rectangle" draw:enhanced-path="M 0 0 L 21600 0 21600 21600 0 21600 0 0 Z N"/>
          </draw:custom-shape>
          <draw:custom-shape draw:style-name="gr6" draw:text-style-name="P5" draw:layer="layout" svg:width="0.5cm" svg:height="3.196cm" svg:x="16.104cm" svg:y="12.704cm">
            <text:p/>
            <draw:enhanced-geometry svg:viewBox="0 0 21600 21600" draw:mirror-horizontal="false" draw:mirror-vertical="false" draw:text-areas="?f0 0 ?f2 ?f5" draw:type="down-arrow" draw:modifiers="18924.491710979 6294.6107784431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6.1cm" svg:height="2cm" svg:x="14.8cm" svg:y="15.9cm">
            <text:p text:style-name="P4">Prioritised bandwidth</text:p>
            <text:p text:style-name="P4">limited streaming</text:p>
            <draw:enhanced-geometry svg:viewBox="0 0 21600 21600" draw:type="rectangle" draw:enhanced-path="M 0 0 L 21600 0 21600 21600 0 21600 0 0 Z N"/>
          </draw:custom-shape>
          <draw:custom-shape draw:style-name="gr3" draw:text-style-name="P4" draw:layer="layout" svg:width="6.1cm" svg:height="2cm" svg:x="21.5cm" svg:y="10.7cm">
            <text:p text:style-name="P4">Log search</text:p>
            <text:p text:style-name="P4">and matching</text:p>
            <draw:enhanced-geometry svg:viewBox="0 0 21600 21600" draw:type="rectangle" draw:enhanced-path="M 0 0 L 21600 0 21600 21600 0 21600 0 0 Z N"/>
          </draw:custom-shape>
          <draw:custom-shape draw:style-name="gr5" draw:text-style-name="P5" draw:layer="layout" svg:width="0.5cm" svg:height="0.6cm" draw:transform="rotate (1.5707963267949) translate (20.954cm 11.9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0.5cm" svg:height="0.6cm" draw:transform="rotate (-3.14159265358979) translate (23.304cm 13.30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6.1cm" svg:height="1.2cm" svg:x="21.5cm" svg:y="8.6cm">
            <text:p text:style-name="P4">Interactive debugging</text:p>
            <draw:enhanced-geometry svg:viewBox="0 0 21600 21600" draw:type="rectangle" draw:enhanced-path="M 0 0 L 21600 0 21600 21600 0 21600 0 0 Z N"/>
          </draw:custom-shape>
          <draw:custom-shape draw:style-name="gr5" draw:text-style-name="P5" draw:layer="layout" svg:width="0.5cm" svg:height="0.6cm" draw:transform="rotate (1.5707963267949) translate (20.955cm 9.4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5" draw:layer="layout" svg:width="0.5cm" svg:height="0.895cm" draw:transform="rotate (-3.14159265358979) translate (24.803cm 10.7cm)">
            <text:p/>
            <draw:enhanced-geometry svg:viewBox="0 0 21600 21600" draw:mirror-horizontal="false" draw:mirror-vertical="false" draw:text-areas="?f0 0 ?f2 ?f5" draw:type="down-arrow" draw:modifiers="13668.75 6380.8383233532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6.1cm" svg:height="1.2cm" svg:x="21.5cm" svg:y="6.8cm">
            <text:p text:style-name="P4">Settings configuration</text:p>
            <draw:enhanced-geometry svg:viewBox="0 0 21600 21600" draw:type="rectangle" draw:enhanced-path="M 0 0 L 21600 0 21600 21600 0 21600 0 0 Z N"/>
          </draw:custom-shape>
          <draw:line draw:style-name="gr8" draw:text-style-name="P5" draw:layer="layout" svg:x1="24.5cm" svg:y1="8.6cm" svg:x2="24.5cm" svg:y2="8cm">
            <text:p/>
          </draw:line>
          <draw:custom-shape draw:style-name="gr9" draw:text-style-name="P4" draw:layer="layout" svg:width="6.1cm" svg:height="1.946cm" svg:x="14.8cm" svg:y="3.754cm">
            <text:p text:style-name="P4">Logging statement</text:p>
            <text:p text:style-name="P4">or log receiver</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layer="layout" svg:width="25.199cm" svg:height="1.771cm" svg:x="1.401cm" svg:y="0.4cm" presentation:class="title">
          <draw:text-box>
            <text:p>Example: Sensor interface</text:p>
          </draw:text-box>
        </draw:frame>
        <draw:frame presentation:style-name="pr4" draw:layer="layout" svg:width="27.2cm" svg:height="16.2cm" svg:x="0.4cm" svg:y="2.8cm" presentation:class="outline" presentation:user-transformed="true">
          <draw:text-box>
            <text:list text:style-name="L2">
              <text:list-item>
                <text:p>Small microcontroller for controlling and monitoring a sensor via a data bus as part of some unattended equipment.</text:p>
              </text:list-item>
              <text:list-item>
                <text:p>Requirements:</text:p>
                <text:list>
                  <text:list-item>
                    <text:p><text:span text:style-name="T2">Minimum power consumption.</text:span></text:p>
                  </text:list-item>
                  <text:list-item>
                    <text:p><text:span text:style-name="T2">Very low telemetry bandwidth with occasional connectivity.</text:span></text:p>
                  </text:list-item>
                  <text:list-item>
                    <text:p><text:span text:style-name="T2">Report recent events on error only.</text:span></text:p>
                  </text:list-item>
                </text:list>
              </text:list-item>
              <text:list-item>
                <text:p>Must store normal data for long periods until the RF system is available; an error will trigger one or until a scheduled RF session.</text:p>
              </text:list-item>
              <text:list-item>
                <text:p>Cyclic buffer of normal events that is frozen upon first error so background data is provided with the error report.</text:p>
              </text:list-item>
              <text:list-item>
                <text:p>Memory efficiency of log entries is paramount so they are designed to be of minimal size in memory and expended into full data bus packets on transmission.</text:p>
              </text:list-item>
              <text:list-item>
                <text:p>Sensor reports created when needed for an RF session <text:span text:style-name="T4">(not shown)</text:span>.</text:p>
              </text:list-item>
            </text:list>
          </draw:text-box>
        </draw:frame>
        <draw:g draw:style-name="gr2">
          <draw:custom-shape draw:style-name="gr5" draw:text-style-name="P5" draw:layer="layout" svg:width="0.5cm" svg:height="0.6cm" svg:x="24.3cm" svg:y="5.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6.1cm" svg:height="2cm" svg:x="21.5cm" svg:y="5.9cm">
            <text:p text:style-name="P4">Prioritised RAM</text:p>
            <text:p text:style-name="P4">buffer with eviction</text:p>
            <draw:enhanced-geometry svg:viewBox="0 0 21600 21600" draw:type="rectangle" draw:enhanced-path="M 0 0 L 21600 0 21600 21600 0 21600 0 0 Z N"/>
          </draw:custom-shape>
          <draw:custom-shape draw:style-name="gr10" draw:text-style-name="P4" draw:layer="layout" svg:width="6.1cm" svg:height="1.1cm" svg:x="21.5cm" svg:y="8.5cm">
            <text:p text:style-name="P4">Send after error only</text:p>
            <draw:enhanced-geometry svg:viewBox="0 0 21600 21600" draw:type="rectangle" draw:enhanced-path="M 0 0 L 21600 0 21600 21600 0 21600 0 0 Z N"/>
          </draw:custom-shape>
          <draw:custom-shape draw:style-name="gr10" draw:text-style-name="P4" draw:layer="layout" svg:width="6.1cm" svg:height="1.1cm" svg:x="21.5cm" svg:y="4.2cm">
            <text:p text:style-name="P4">Logging statement</text:p>
            <draw:enhanced-geometry svg:viewBox="0 0 21600 21600" draw:type="rectangle" draw:enhanced-path="M 0 0 L 21600 0 21600 21600 0 21600 0 0 Z N"/>
          </draw:custom-shape>
          <draw:custom-shape draw:style-name="gr5" draw:text-style-name="P5" draw:layer="layout" svg:width="0.5cm" svg:height="0.6cm" svg:x="24.301cm" svg:y="7.9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layer="layout" svg:width="25.199cm" svg:height="1.771cm" svg:x="1.401cm" svg:y="0.4cm" presentation:class="title">
          <draw:text-box>
            <text:p>Example: PC application</text:p>
          </draw:text-box>
        </draw:frame>
        <draw:frame presentation:style-name="pr4" draw:layer="layout" svg:width="14.2cm" svg:height="12.9cm" svg:x="0.4cm" svg:y="2.5cm" presentation:class="outline" presentation:user-transformed="true">
          <draw:text-box>
            <text:list text:style-name="L2">
              <text:list-item>
                <text:p>Application running on users computer.</text:p>
              </text:list-item>
              <text:list-item>
                <text:p text:style-name="P6">Requirements:</text:p>
                <text:list>
                  <text:list-item>
                    <text:p><text:span text:style-name="T2">Ease of providing support to users who are not sure how to use the application or what the appropriate settings to use are.</text:span></text:p>
                  </text:list-item>
                  <text:list-item>
                    <text:p><text:span text:style-name="T2">Maintaining responsiveness while logging.</text:span></text:p>
                  </text:list-item>
                  <text:list-item>
                    <text:p><text:span text:style-name="T2">User privacy.</text:span></text:p>
                  </text:list-item>
                </text:list>
              </text:list-item>
              <text:list-item>
                <text:p text:style-name="P6"><text:span text:style-name="T6">Only sends error reports with user permission which are assembled from the logs.</text:span> <text:s/></text:p>
                <text:p/>
              </text:list-item>
            </text:list>
          </draw:text-box>
        </draw:frame>
        <draw:g draw:style-name="gr2">
          <draw:custom-shape draw:style-name="gr3" draw:text-style-name="P4" draw:layer="layout" svg:width="6.1cm" svg:height="2cm" svg:x="14.8cm" svg:y="7.3cm">
            <text:p text:style-name="P4">Deferred execution</text:p>
            <text:p text:style-name="P4">of logging</text:p>
            <draw:enhanced-geometry svg:viewBox="0 0 21600 21600" draw:type="rectangle" draw:enhanced-path="M 0 0 L 21600 0 21600 21600 0 21600 0 0 Z N"/>
          </draw:custom-shape>
          <draw:custom-shape draw:style-name="gr4" draw:text-style-name="P4" draw:layer="layout" svg:width="6.1cm" svg:height="1.2cm" svg:x="14.8cm" svg:y="5.5cm">
            <text:p text:style-name="P4">Log filtering</text:p>
            <draw:enhanced-geometry svg:viewBox="0 0 21600 21600" draw:type="rectangle" draw:enhanced-path="M 0 0 L 21600 0 21600 21600 0 21600 0 0 Z N"/>
          </draw:custom-shape>
          <draw:custom-shape draw:style-name="gr5" draw:text-style-name="P5" draw:layer="layout" svg:width="0.5cm" svg:height="0.6cm" svg:x="17.6cm" svg:y="4.9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0.5cm" svg:height="0.6cm" svg:x="17.601cm" svg:y="6.7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0.5cm" svg:height="0.6cm" svg:x="17.602cm" svg:y="9.302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6.1cm" svg:height="2cm" svg:x="14.8cm" svg:y="9.9cm">
            <text:p text:style-name="P4">Prioritised bulk</text:p>
            <text:p text:style-name="P4">buffer with eviction</text:p>
            <draw:enhanced-geometry svg:viewBox="0 0 21600 21600" draw:type="rectangle" draw:enhanced-path="M 0 0 L 21600 0 21600 21600 0 21600 0 0 Z N"/>
          </draw:custom-shape>
          <draw:custom-shape draw:style-name="gr3" draw:text-style-name="P4" draw:layer="layout" svg:width="6.1cm" svg:height="2cm" svg:x="14.8cm" svg:y="12.5cm">
            <text:p text:style-name="P4">Sending of error</text:p>
            <text:p text:style-name="P4">Reports to server</text:p>
            <draw:enhanced-geometry svg:viewBox="0 0 21600 21600" draw:type="rectangle" draw:enhanced-path="M 0 0 L 21600 0 21600 21600 0 21600 0 0 Z N"/>
          </draw:custom-shape>
          <draw:custom-shape draw:style-name="gr4" draw:text-style-name="P4" draw:layer="layout" svg:width="6.1cm" svg:height="1.2cm" svg:x="21.5cm" svg:y="7.8cm">
            <text:p text:style-name="P4">Interactive debugging</text:p>
            <draw:enhanced-geometry svg:viewBox="0 0 21600 21600" draw:type="rectangle" draw:enhanced-path="M 0 0 L 21600 0 21600 21600 0 21600 0 0 Z N"/>
          </draw:custom-shape>
          <draw:custom-shape draw:style-name="gr5" draw:text-style-name="P5" draw:layer="layout" svg:width="0.5cm" svg:height="0.6cm" draw:transform="rotate (1.5707963267949) translate (20.955cm 8.6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6.1cm" svg:height="1.2cm" svg:x="21.5cm" svg:y="6cm">
            <text:p text:style-name="P4">Settings configuration</text:p>
            <draw:enhanced-geometry svg:viewBox="0 0 21600 21600" draw:type="rectangle" draw:enhanced-path="M 0 0 L 21600 0 21600 21600 0 21600 0 0 Z N"/>
          </draw:custom-shape>
          <draw:line draw:style-name="gr8" draw:text-style-name="P5" draw:layer="layout" svg:x1="24.5cm" svg:y1="7.8cm" svg:x2="24.5cm" svg:y2="7.2cm">
            <text:p/>
          </draw:line>
          <draw:custom-shape draw:style-name="gr10" draw:text-style-name="P4" draw:layer="layout" svg:width="6.1cm" svg:height="1.1cm" svg:x="14.8cm" svg:y="3.8cm">
            <text:p text:style-name="P4">Logging statement</text:p>
            <draw:enhanced-geometry svg:viewBox="0 0 21600 21600" draw:type="rectangle" draw:enhanced-path="M 0 0 L 21600 0 21600 21600 0 21600 0 0 Z N"/>
          </draw:custom-shape>
          <draw:custom-shape draw:style-name="gr5" draw:text-style-name="P5" draw:layer="layout" svg:width="0.5cm" svg:height="0.6cm" svg:x="17.603cm" svg:y="11.90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11" draw:text-style-name="P7" draw:layer="layout" svg:width="0.502cm" svg:height="1.187cm" svg:x="0.4cm" svg:y="15.4cm">
          <draw:text-box>
            <text:p/>
          </draw:text-box>
        </draw:frame>
        <draw:frame presentation:style-name="pr4" draw:layer="layout" svg:width="27cm" svg:height="3.2cm" svg:x="0.4cm" svg:y="16.2cm" presentation:class="outline" presentation:user-transformed="true">
          <draw:text-box>
            <text:list text:style-name="L2">
              <text:list-item>
                <text:p>Interactive debugging used during development and when providing support; manual authentication on establishing a debug connection by the user is needed to prevent invisible malware exploitation. <text:s/></text:p>
                <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layer="layout" svg:width="25.199cm" svg:height="1.771cm" svg:x="1.401cm" svg:y="0.4cm" presentation:class="title">
          <draw:text-box>
            <text:p>Example: Server component</text:p>
          </draw:text-box>
        </draw:frame>
        <draw:frame presentation:style-name="pr4" draw:layer="layout" svg:width="14cm" svg:height="15.3cm" svg:x="0.4cm" svg:y="2.5cm" presentation:class="outline" presentation:user-transformed="true">
          <draw:text-box>
            <text:list text:style-name="L2">
              <text:list-item>
                <text:p><text:span text:style-name="T7">Single instance of one component from a replicated server system.</text:span></text:p>
              </text:list-item>
              <text:list-item>
                <text:p><text:span text:style-name="T7">RAM holds recent logs down to trace level detail so that they can be examined by remote debugging / sent as error run-up logs.</text:span></text:p>
              </text:list-item>
              <text:list-item>
                <text:p><text:span text:style-name="T7">Local storage is not arbitrarily large or fast so only keep info/warn/error logs for a finite time.</text:span></text:p>
              </text:list-item>
              <text:list-item>
                <text:p><text:span text:style-name="T7">All local storage and RAM can be searched / downloaded remotely as required.</text:span></text:p>
              </text:list-item>
              <text:list-item>
                <text:p><text:span text:style-name="T8">Log aggregation servers are used, but the machines themselves, data storage and </text:span><text:span text:style-name="T7">bandwidth are not free.</text:span></text:p>
              </text:list-item>
            </text:list>
          </draw:text-box>
        </draw:frame>
        <draw:g draw:style-name="gr2">
          <draw:custom-shape draw:style-name="gr3" draw:text-style-name="P4" draw:layer="layout" svg:width="6.1cm" svg:height="2cm" svg:x="14.8cm" svg:y="6.4cm">
            <text:p text:style-name="P4">Deferred execution</text:p>
            <text:p text:style-name="P4">of logging</text:p>
            <draw:enhanced-geometry svg:viewBox="0 0 21600 21600" draw:type="rectangle" draw:enhanced-path="M 0 0 L 21600 0 21600 21600 0 21600 0 0 Z N"/>
          </draw:custom-shape>
          <draw:custom-shape draw:style-name="gr4" draw:text-style-name="P4" draw:layer="layout" svg:width="6.1cm" svg:height="1.2cm" svg:x="14.8cm" svg:y="4.6cm">
            <text:p text:style-name="P4">Log filtering</text:p>
            <draw:enhanced-geometry svg:viewBox="0 0 21600 21600" draw:type="rectangle" draw:enhanced-path="M 0 0 L 21600 0 21600 21600 0 21600 0 0 Z N"/>
          </draw:custom-shape>
          <draw:custom-shape draw:style-name="gr5" draw:text-style-name="P5" draw:layer="layout" svg:width="0.5cm" svg:height="0.6cm" svg:x="17.6cm" svg:y="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0.5cm" svg:height="0.6cm" svg:x="17.601cm" svg:y="5.8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0.5cm" svg:height="0.6cm" svg:x="17.602cm" svg:y="8.402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6.1cm" svg:height="2cm" svg:x="14.8cm" svg:y="9cm">
            <text:p text:style-name="P4">Trace level RAM</text:p>
            <text:p text:style-name="P4">buffer with eviction</text:p>
            <draw:enhanced-geometry svg:viewBox="0 0 21600 21600" draw:type="rectangle" draw:enhanced-path="M 0 0 L 21600 0 21600 21600 0 21600 0 0 Z N"/>
          </draw:custom-shape>
          <draw:custom-shape draw:style-name="gr5" draw:text-style-name="P5" draw:layer="layout" svg:width="0.5cm" svg:height="0.6cm" svg:x="19.203cm" svg:y="11.00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6.1cm" svg:height="2cm" svg:x="18.2cm" svg:y="11.6cm">
            <text:p text:style-name="P4">Prioritised bulk detail</text:p>
            <text:p text:style-name="P4">buffer with eviction</text:p>
            <draw:enhanced-geometry svg:viewBox="0 0 21600 21600" draw:type="rectangle" draw:enhanced-path="M 0 0 L 21600 0 21600 21600 0 21600 0 0 Z N"/>
          </draw:custom-shape>
          <draw:custom-shape draw:style-name="gr6" draw:text-style-name="P5" draw:layer="layout" svg:width="0.5cm" svg:height="3.196cm" svg:x="16.104cm" svg:y="11.004cm">
            <text:p/>
            <draw:enhanced-geometry svg:viewBox="0 0 21600 21600" draw:mirror-horizontal="false" draw:mirror-vertical="false" draw:text-areas="?f0 0 ?f2 ?f5" draw:type="down-arrow" draw:modifiers="18924.491710979 6294.6107784431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6.1cm" svg:height="2cm" svg:x="14.8cm" svg:y="14.2cm">
            <text:p text:style-name="P4">Prioritised bandwidth</text:p>
            <text:p text:style-name="P4">limited streaming</text:p>
            <draw:enhanced-geometry svg:viewBox="0 0 21600 21600" draw:type="rectangle" draw:enhanced-path="M 0 0 L 21600 0 21600 21600 0 21600 0 0 Z N"/>
          </draw:custom-shape>
          <draw:custom-shape draw:style-name="gr3" draw:text-style-name="P4" draw:layer="layout" svg:width="6.1cm" svg:height="2cm" svg:x="21.5cm" svg:y="9cm">
            <text:p text:style-name="P4">Log search</text:p>
            <text:p text:style-name="P4">and matching</text:p>
            <draw:enhanced-geometry svg:viewBox="0 0 21600 21600" draw:type="rectangle" draw:enhanced-path="M 0 0 L 21600 0 21600 21600 0 21600 0 0 Z N"/>
          </draw:custom-shape>
          <draw:custom-shape draw:style-name="gr5" draw:text-style-name="P5" draw:layer="layout" svg:width="0.5cm" svg:height="0.6cm" draw:transform="rotate (1.5707963267949) translate (20.954cm 10.2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0.5cm" svg:height="0.6cm" draw:transform="rotate (-3.14159265358979) translate (23.304cm 11.60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6.1cm" svg:height="1.2cm" svg:x="21.5cm" svg:y="6.9cm">
            <text:p text:style-name="P4">Remote debugging</text:p>
            <draw:enhanced-geometry svg:viewBox="0 0 21600 21600" draw:type="rectangle" draw:enhanced-path="M 0 0 L 21600 0 21600 21600 0 21600 0 0 Z N"/>
          </draw:custom-shape>
          <draw:custom-shape draw:style-name="gr5" draw:text-style-name="P5" draw:layer="layout" svg:width="0.5cm" svg:height="0.6cm" draw:transform="rotate (1.5707963267949) translate (20.955cm 7.7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5" draw:layer="layout" svg:width="0.5cm" svg:height="0.895cm" draw:transform="rotate (-3.14159265358979) translate (24.803cm 9cm)">
            <text:p/>
            <draw:enhanced-geometry svg:viewBox="0 0 21600 21600" draw:mirror-horizontal="false" draw:mirror-vertical="false" draw:text-areas="?f0 0 ?f2 ?f5" draw:type="down-arrow" draw:modifiers="13668.75 6380.8383233532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6.1cm" svg:height="1.2cm" svg:x="21.5cm" svg:y="5.1cm">
            <text:p text:style-name="P4">Settings configuration</text:p>
            <draw:enhanced-geometry svg:viewBox="0 0 21600 21600" draw:type="rectangle" draw:enhanced-path="M 0 0 L 21600 0 21600 21600 0 21600 0 0 Z N"/>
          </draw:custom-shape>
          <draw:line draw:style-name="gr8" draw:text-style-name="P5" draw:layer="layout" svg:x1="24.5cm" svg:y1="6.9cm" svg:x2="24.5cm" svg:y2="6.3cm">
            <text:p/>
          </draw:line>
          <draw:custom-shape draw:style-name="gr10" draw:text-style-name="P4" draw:layer="layout" svg:width="6.1cm" svg:height="1.1cm" svg:x="14.8cm" svg:y="2.9cm">
            <text:p text:style-name="P4">Logging statement</text:p>
            <draw:enhanced-geometry svg:viewBox="0 0 21600 21600" draw:type="rectangle" draw:enhanced-path="M 0 0 L 21600 0 21600 21600 0 21600 0 0 Z N"/>
          </draw:custom-shape>
        </draw:g>
        <draw:frame presentation:style-name="pr4" draw:layer="layout" svg:width="26.8cm" svg:height="1.7cm" svg:x="0.4cm" svg:y="17.8cm" presentation:class="outline" presentation:user-transformed="true">
          <draw:text-box>
            <text:list text:style-name="L2">
              <text:list-item>
                <text:p text:style-name="P6"><text:span text:style-name="T2">Only summary and processing information that are expected to be of use plus a full replay of trace level logs in the run up to an error get sent to the aggregator.</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01cm" svg:y="0.4cm" presentation:class="title">
          <draw:text-box>
            <text:p>Logging as archiving</text:p>
          </draw:text-box>
        </draw:frame>
        <draw:frame presentation:style-name="pr4" draw:layer="layout" svg:width="27.2cm" svg:height="16.2cm" svg:x="0.4cm" svg:y="2.8cm" presentation:class="outline" presentation:user-transformed="true">
          <draw:text-box>
            <text:list text:style-name="L2">
              <text:list-item>
                <text:p>In addition to recording logs, there are a variety of other reasons for recording data for some products:</text:p>
                <text:list>
                  <text:list-item>
                    <text:p><text:span text:style-name="T2">Business: there is some value to the data that must be retained, e.g. tracking virtual currency use.</text:span></text:p>
                  </text:list-item>
                  <text:list-item>
                    <text:p><text:span text:style-name="T2">Contractual: e.g. there is a clause to record operational data.</text:span></text:p>
                  </text:list-item>
                  <text:list-item>
                    <text:p><text:span text:style-name="T2">Legal: e.g. some data must be retained by law.</text:span></text:p>
                  </text:list-item>
                </text:list>
              </text:list-item>
              <text:list-item>
                <text:p>These could be satisfied with their own log like systems which would make a very clear distinction between discardable log statements and essential to be retained unmodified records.</text:p>
              </text:list-item>
              <text:list-item>
                <text:p>Using the same system reduces the amount of development work and hopefully gives your logging the reliability and testing of the more highly regarded record keeping.</text:p>
              </text:list-item>
              <text:list-item>
                <text:p>If the same system is to be used for both, ensure that the generation and retention of the records is fixed at compile time and preferably use a different recording statement to emphasise their importance.</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01cm" svg:y="0.4cm" presentation:class="title">
          <draw:text-box>
            <text:p>Logging statement 1</text:p>
          </draw:text-box>
        </draw:frame>
        <draw:frame presentation:style-name="pr4" draw:layer="layout" svg:width="27.2cm" svg:height="16.2cm" svg:x="0.4cm" svg:y="2.8cm" presentation:class="outline" presentation:user-transformed="true">
          <draw:text-box>
            <text:list text:style-name="L2">
              <text:list-item>
                <text:p><text:span text:style-name="T3">Never forget the basics; always support a simple printf log statement. </text:span></text:p>
              </text:list-item>
              <text:list-item>
                <text:p>Design choice: where should the logging cost fall?</text:p>
                <text:list>
                  <text:list-item>
                    <text:p><text:span text:style-name="T2">In the logging context? =&gt; Potentially the most efficient but also the largest impact on responsiveness.</text:span></text:p>
                    <text:list>
                      <text:list-item>
                        <text:p><text:span text:style-name="T9">e.g. Log(Debug, ”Buffer status: {buffer.Count}/{buffer.Capacity}”);</text:span></text:p>
                      </text:list-item>
                      <text:list-item>
                        <text:p><text:span text:style-name="T9">The entire log statement is being prepared with the cost for this occurring during execution.</text:span></text:p>
                      </text:list-item>
                      <text:list-item>
                        <text:p><text:span text:style-name="T9">Has a constant overhead so minimal timing changes but the cost is always incurred.</text:span></text:p>
                      </text:list-item>
                      <text:list-item>
                        <text:p><text:span text:style-name="T9">No concurrency issues; the resultant string is not mutable or dependant on mutable local data.</text:span></text:p>
                      </text:list-item>
                    </text:list>
                  </text:list-item>
                  <text:list-item>
                    <text:p><text:span text:style-name="T2">Dispatched to a logging context? =&gt; Potentially lower impact on responsiveness but there are there are now concurrency concerns with the data being used for making the log.</text:span> </text:p>
                    <text:list>
                      <text:list-item>
                        <text:p><text:span text:style-name="T10">e.g. Log(Debug, BufferStatusLogMsg</text:span><text:span text:style-name="T9">, buffer.Count, buffer.Capacity);</text:span></text:p>
                      </text:list-item>
                      <text:list-item>
                        <text:p><text:span text:style-name="T9">The construction of the log statement is being deferred (in the case of the windows performance metrics, it is deferred right until the logs are viewed).</text:span></text:p>
                      </text:list-item>
                      <text:list-item>
                        <text:p><text:span text:style-name="T9">Need to consider concurrency issues; any data logged must either be immutable or copied. </text:span></text:p>
                      </text:list-item>
                      <text:list-item>
                        <text:p><text:span text:style-name="T9">The out of context processing can be moved in context via a run time configuration.</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layer="layout" svg:width="25.199cm" svg:height="1.771cm" svg:x="1.401cm" svg:y="0.4cm" presentation:class="title">
          <draw:text-box>
            <text:p>Logging statement 2</text:p>
          </draw:text-box>
        </draw:frame>
        <draw:frame presentation:style-name="pr4" draw:layer="layout" svg:width="27.2cm" svg:height="16.2cm" svg:x="0.4cm" svg:y="2.8cm" presentation:class="outline" presentation:user-transformed="true">
          <draw:text-box>
            <text:list text:style-name="L2">
              <text:list-item>
                <text:p>Design choice: should the overhead change with log settings?</text:p>
                <text:list>
                  <text:list-item>
                    <text:p><text:span text:style-name="T2">Only use context CPU time when needed =&gt; </text:span><text:span text:style-name="T11">Minimum processor cost but the greatest timing differences when logging is enabled.</text:span></text:p>
                    <text:list>
                      <text:list-item>
                        <text:p><text:span text:style-name="T12">The log statement itself evaluates if this log is currently enabled and returns if not.</text:span></text:p>
                      </text:list-item>
                      <text:list-item>
                        <text:p><text:span text:style-name="T12">You cannot get pre-event (on error / trigger condition) background information with this choice; the information was simply never captured.</text:span></text:p>
                      </text:list-item>
                    </text:list>
                  </text:list-item>
                  <text:list-item>
                    <text:p><text:span text:style-name="T11">The logging context CPU usage remains the same but logging background threads only consumes CPU when needed =&gt; Higher context CPU usage with slower system operation but all information recorded.</text:span></text:p>
                    <text:list>
                      <text:list-item>
                        <text:p><text:span text:style-name="T10">A log statement always stores all log data into RAM, relying on the buffer eviction to weed out the unwanted logs.</text:span></text:p>
                      </text:list-item>
                      <text:list-item>
                        <text:p><text:span text:style-name="T12">Usually, but not always, avoids the occasional mysterious log level dependant bug that goes away when logging is turned up but still changes system resource usage, particularly storage.</text:span></text:p>
                      </text:list-item>
                    </text:list>
                  </text:list-item>
                  <text:list-item>
                    <text:p><text:span text:style-name="T2">Keep CPU, disk and network usage as constant as possible =&gt; Minimum possibility for service disruption when logging is configured at the highest cost.</text:span></text:p>
                    <text:list>
                      <text:list-item>
                        <text:p><text:span text:style-name="T9">Done by overwriting dump files and marking network reports as for discarding.</text:span></text:p>
                      </text:list-item>
                      <text:list-item>
                        <text:p><text:span text:style-name="T9">Very limited situations where this is desirable or needed.</text:span></text:p>
                      </text:list-item>
                    </text:list>
                  </text:list-item>
                </text:list>
              </text:list-item>
              <text:list-item>
                <text:p><text:span text:style-name="T3">This can be configured at run time as circumstances change.</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8"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layer="layout" svg:width="25.199cm" svg:height="1.771cm" svg:x="1.401cm" svg:y="0.4cm" presentation:class="title">
          <draw:text-box>
            <text:p>Logging statement 3</text:p>
          </draw:text-box>
        </draw:frame>
        <draw:frame presentation:style-name="pr4" draw:layer="layout" svg:width="27.2cm" svg:height="16.2cm" svg:x="0.4cm" svg:y="2.8cm" presentation:class="outline" presentation:user-transformed="true">
          <draw:text-box>
            <text:list text:style-name="L2">
              <text:list-item>
                <text:p>Design choice: identification of the log messages?</text:p>
                <text:list>
                  <text:list-item>
                    <text:p><text:span text:style-name="T11">Explicit by the programmer =&gt; Most likely to have errors, especially after refactoring, and can be tedious for the programmer.</text:span></text:p>
                    <text:list>
                      <text:list-item>
                        <text:p><text:span text:style-name="T12">Unless strings are used as identifiers then this merges quite poorly.</text:span></text:p>
                      </text:list-item>
                      <text:list-item>
                        <text:p><text:span text:style-name="T12">Language id features like __FILE__ macros and file scope logger objects help.</text:span></text:p>
                      </text:list-item>
                    </text:list>
                  </text:list-item>
                  <text:list-item>
                    <text:p><text:span text:style-name="T11">Runtime cached reflection based identification can scan through your code, producing an enumeration and translation automatically if you are using a suitable language (e.g. C#) and can afford the code size &amp; start-up time cost.</text:span></text:p>
                    <text:list>
                      <text:list-item>
                        <text:p><text:span text:style-name="T10">Code obfuscation directly works against this, but some functionality can be retained.</text:span></text:p>
                      </text:list-item>
                    </text:list>
                  </text:list-item>
                  <text:list-item>
                    <text:p><text:span text:style-name="T11">Use a language pre-processor as part of your build process to perform an enumeration and construction of translation files at compile time.</text:span></text:p>
                    <text:list>
                      <text:list-item>
                        <text:p><text:span text:style-name="T12">Requires a usable language parser and code injector for your language, providing a lot of flexibility at the cost of an complex implementation which needs careful consideration.</text:span></text:p>
                      </text:list-item>
                      <text:list-item>
                        <text:p><text:span text:style-name="T12">Potentially has the minimum runtime size and resource usage for a given logging requirement.</text:span></text:p>
                      </text:list-item>
                      <text:list-item>
                        <text:p><text:span text:style-name="T12">As this is a ‘compiled’ logging system, the implementation can be swapped out and customised for the circumstances allowing the production system to be different from the under development or under test system with different levels of integration into other infrastructure. </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8"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01cm" svg:y="0.4cm" presentation:class="title">
          <draw:text-box>
            <text:p>Log definitions</text:p>
          </draw:text-box>
        </draw:frame>
        <draw:frame presentation:style-name="pr4" draw:layer="layout" svg:width="27.2cm" svg:height="17cm" svg:x="0.4cm" svg:y="2.4cm" presentation:class="outline" presentation:user-transformed="true">
          <draw:text-box>
            <text:list text:style-name="L2">
              <text:list-item>
                <text:p>There are several ways to consider log data:</text:p>
                <text:list>
                  <text:list-item>
                    <text:p><text:span text:style-name="T2">Simple human readable text that is not primarily machine </text:span><text:span text:style-name="T13">parsable.</text:span></text:p>
                    <text:list>
                      <text:list-item>
                        <text:p><text:span text:style-name="T14">A simple text log like many applications produce.</text:span></text:p>
                      </text:list-item>
                      <text:list-item>
                        <text:p><text:span text:style-name="T14">Can be parsed but at the cost of execution speed and developer maintenance. </text:span></text:p>
                      </text:list-item>
                    </text:list>
                  </text:list-item>
                  <text:list-item>
                    <text:p><text:span text:style-name="T2">Data structures with a fixed layout and no dynamic length data (except optionally the final element of the message).</text:span></text:p>
                    <text:list>
                      <text:list-item>
                        <text:p><text:span text:style-name="T9">Simple binary blob with fixed data field positions, lengths and byte ordering.</text:span></text:p>
                      </text:list-item>
                      <text:list-item>
                        <text:p><text:span text:style-name="T9">For appropriate programming languages this permits extremely fast memcpy’s from structs for compile time specified logs which is desirable for embedded logging systems.</text:span></text:p>
                      </text:list-item>
                    </text:list>
                  </text:list-item>
                  <text:list-item>
                    <text:p><text:span text:style-name="T2">Data structures with dynamic length or optional elements that utilise other fields to determine their length / presence.</text:span></text:p>
                    <text:list>
                      <text:list-item>
                        <text:p><text:span text:style-name="T9">A log representation that maps directly to the representations possible for most programming languages.</text:span></text:p>
                      </text:list-item>
                      <text:list-item>
                        <text:p><text:span text:style-name="T9">Needs encode/decode routines to deal with the variability.</text:span></text:p>
                      </text:list-item>
                    </text:list>
                  </text:list-item>
                  <text:list-item>
                    <text:p><text:span text:style-name="T2">An arbitrary encoding system where successive encode/decode steps are determined by a decision tree for each step of the process.</text:span></text:p>
                    <text:list>
                      <text:list-item>
                        <text:p><text:span text:style-name="T9">The most generic possible system that can be extended to encompass any data format.</text:span></text:p>
                      </text:list-item>
                      <text:list-item>
                        <text:p><text:span text:style-name="T9">Usually processes run-time data specification and is the most complex and slowest.</text:span></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8"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layer="layout" svg:width="25.199cm" svg:height="1.771cm" svg:x="1.401cm" svg:y="0.4cm" presentation:class="title">
          <draw:text-box>
            <text:p>Log data 1</text:p>
          </draw:text-box>
        </draw:frame>
        <draw:frame presentation:style-name="pr4" draw:layer="layout" svg:width="27.6cm" svg:height="16.6cm" svg:x="0.2cm" svg:y="2.8cm" presentation:class="outline" presentation:user-transformed="true">
          <draw:text-box>
            <text:list text:style-name="L2">
              <text:list-item>
                <text:p>Design choice: is every log statement unique and independent?</text:p>
                <text:list>
                  <text:list-item>
                    <text:p><text:span text:style-name="T2">Do log statements have common and identified data structures?</text:span></text:p>
                    <text:list>
                      <text:list-item>
                        <text:p><text:span text:style-name="T9">Doing so usually reduces the number of encode / decode routines needed.</text:span></text:p>
                      </text:list-item>
                      <text:list-item>
                        <text:p><text:span text:style-name="T9">There is an increased potential for accidentally causing inadvertent log changes elsewhere.</text:span></text:p>
                      </text:list-item>
                      <text:list-item>
                        <text:p><text:span text:style-name="T9">Minimising the number of data structures usually increases the average size of logs due to optional/situationally valid quantities.</text:span></text:p>
                      </text:list-item>
                      <text:list-item>
                        <text:p><text:span text:style-name="T9">Allowing a single log statement to use multiple different data representations depending on the data values being logged increases the number of data structures.</text:span></text:p>
                      </text:list-item>
                    </text:list>
                  </text:list-item>
                  <text:list-item>
                    <text:p><text:span text:style-name="T2">Is the log level an intrinsic part of the log statement?</text:span></text:p>
                    <text:list>
                      <text:list-item>
                        <text:p><text:span text:style-name="T9">If it is then the log level is encoded simply in the presence of that log statement; having it explicitly identified is a convenience rather than a necessity =&gt; this could be customised at run time if desired rather than always hard coded depending on the situation.</text:span></text:p>
                      </text:list-item>
                      <text:list-item>
                        <text:p><text:span text:style-name="T9">If it isn’t then the log statement could have a level that changes according to the data it holds =&gt; is it then desirable to be able to change the limits at run time that would elevate a log level from trace to debug or from info to warning?</text:span></text:p>
                      </text:list-item>
                    </text:list>
                  </text:list-item>
                  <text:list-item>
                    <text:p><text:span text:style-name="T2">How are quantities in the logs to be identifier to the user?</text:span></text:p>
                    <text:list>
                      <text:list-item>
                        <text:p><text:span text:style-name="T9">Is each field in every log a different quantity? (</text:span><text:span text:style-name="T15">e.g. is periodic_summary_log.allocated_mem a different quantity from high_memory_pressure_log.allocated_mem and should not be shown together?</text:span><text:span text:style-name="T9">)</text:span></text:p>
                      </text:list-item>
                      <text:list-item>
                        <text:p><text:span text:style-name="T9">Is every identical field name a single quantity and so can be search for and displayed together? </text:span></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8"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layer="layout" svg:width="25.199cm" svg:height="1.771cm" svg:x="1.401cm" svg:y="0.4cm" presentation:class="title">
          <draw:text-box>
            <text:p>Log data 2</text:p>
          </draw:text-box>
        </draw:frame>
        <draw:frame presentation:style-name="pr4" draw:layer="layout" svg:width="27cm" svg:height="17cm" svg:x="0.4cm" svg:y="2.4cm" presentation:class="outline" presentation:user-transformed="true">
          <draw:text-box>
            <text:list text:style-name="L2">
              <text:list-item>
                <text:p>Design choice: how to generate the individual log specific code?</text:p>
                <text:list>
                  <text:list-item>
                    <text:p><text:span text:style-name="T2">Manually by developer in every language =&gt; time consuming, error prone and a nightmare to change between software versions.</text:span></text:p>
                    <text:list>
                      <text:list-item>
                        <text:p><text:span text:style-name="T9">There is just too much to do for anything other than small scale software.</text:span></text:p>
                      </text:list-item>
                    </text:list>
                  </text:list-item>
                  <text:list-item>
                    <text:p><text:span text:style-name="T2">Using a multi-language serialisation/deserialisation library or code generator =&gt; great time saver but still requires manual implementation of data capture and data interpretation &amp; display.</text:span></text:p>
                    <text:list>
                      <text:list-item>
                        <text:p><text:span text:style-name="T9">There are some very popular and capable multi-language libraries and code generators like protobuf.</text:span></text:p>
                      </text:list-item>
                      <text:list-item>
                        <text:p><text:span text:style-name="T9">Text serialisation such as XML, JSON or YAML will be significantly larger and much more CPU intensive than a binary format.</text:span></text:p>
                        <text:list>
                          <text:list-item>
                            <text:p><text:span text:style-name="T15">Being fairly self describing does allow the use of general purpose data handling, search and display libraries, much like the ‘big data’ hype.</text:span></text:p>
                          </text:list-item>
                          <text:list-item>
                            <text:p><text:span text:style-name="T15">Compression of individual text log entries is usually of limited effectiveness unless it is very large or being used across a stream of log entries.</text:span></text:p>
                          </text:list-item>
                        </text:list>
                      </text:list-item>
                    </text:list>
                  </text:list-item>
                  <text:list-item>
                    <text:p><text:span text:style-name="T2">Building / reusing some dedicated logging infrastructure =&gt; domain specific code generators have the greatest automation but have the highest complexity and time cost to understand, maintain, debug and implement.</text:span></text:p>
                    <text:list>
                      <text:list-item>
                        <text:p><text:span text:style-name="T9">General purpose log handling is based on a ‘master’ description of the logs from which target log statements, encode/decode and log search / viewing is based.</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8"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layer="layout" svg:width="25.199cm" svg:height="1.771cm" svg:x="1.401cm" svg:y="0.4cm" presentation:class="title">
          <draw:text-box>
            <text:p>General purpose log handling</text:p>
          </draw:text-box>
        </draw:frame>
        <draw:frame presentation:style-name="pr4" draw:layer="layout" svg:width="27.2cm" svg:height="16.2cm" svg:x="0.4cm" svg:y="2.8cm" presentation:class="outline" presentation:user-transformed="true">
          <draw:text-box>
            <text:list text:style-name="L2">
              <text:list-item>
                <text:p>After having to do some / most / all of it manually one or two times you will definitely find that this is the most efficient overall approach by far and becomes a high level selling point to customers.</text:p>
              </text:list-item>
              <text:list-item>
                <text:p>Design a log definition system such that the correct definition can be easily identified and obtained automatically.</text:p>
                <text:list>
                  <text:list-item>
                    <text:p><text:span text:style-name="T2">Debug logs should always include regular identification information to do this.</text:span></text:p>
                  </text:list-item>
                  <text:list-item>
                    <text:p><text:span text:style-name="T2">Need to be able to automatically obtain the definitions for each firmware build; have a step in your build system to automatically upload them to a suitable server.</text:span></text:p>
                  </text:list-item>
                </text:list>
              </text:list-item>
              <text:list-item>
                <text:p><text:span text:style-name="T3">This requires that all tools and software use run-time based definitions of the debug log data (other than potentially the software doing the logging) including:</text:span></text:p>
                <text:list>
                  <text:list-item>
                    <text:p><text:span text:style-name="T4">Decoder plug-ins to provide compiled decoder, analysis and display add-ons.</text:span></text:p>
                  </text:list-item>
                  <text:list-item>
                    <text:p><text:span text:style-name="T4">Run-time definition of the data allowing general purpose logic to use the logs.</text:span></text:p>
                  </text:list-item>
                  <text:list-item>
                    <text:p><text:span text:style-name="T4">Have a conversion program as a preprocessing step or service to convert the logs into a generic machine readable format (using either of the two previous approaches).</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8"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layer="layout" svg:width="27.2cm" svg:height="3.151cm" svg:x="0.4cm" svg:y="-0.291cm" presentation:class="title" presentation:user-transformed="true">
          <draw:text-box>
            <text:p><text:span text:style-name="T16">Build time generation of logging statements</text:span></text:p>
          </draw:text-box>
        </draw:frame>
        <draw:frame presentation:style-name="pr4" draw:layer="layout" svg:width="27.2cm" svg:height="16.2cm" svg:x="0.4cm" svg:y="2.8cm" presentation:class="outline" presentation:user-transformed="true">
          <draw:text-box>
            <text:list text:style-name="L2">
              <text:list-item>
                <text:p>The concept is to mark data structure fields (in a language specific way or simply with comments) as to the quantity being held in a data structure field.</text:p>
                <text:list>
                  <text:list-item>
                    <text:p><text:span text:style-name="T2">A pre-build code parser can then identify all these debug relevant quantities and construct any necessary code to extract these quantities from the data structures.</text:span></text:p>
                  </text:list-item>
                  <text:list-item>
                    <text:p><text:span text:style-name="T2">The log scanner similarly identifies all log statements and constructs appropriate routines to contain this auto-generated log code.</text:span></text:p>
                  </text:list-item>
                  <text:list-item>
                    <text:p><text:span text:style-name="T2">Developers can then simply pass in data structures they want to be included in a log and all loggable quantities are automatically extracted and appropriate log definitions generated.</text:span></text:p>
                  </text:list-item>
                </text:list>
              </text:list-item>
              <text:list-item>
                <text:p><text:span text:style-name="T3">Languages with reflection and code generation can do this at start-up or using a command line option / special build options during a post-build step to exploit the language features and simplify the implementation.</text:span></text:p>
                <text:list>
                  <text:list-item>
                    <text:p><text:span text:style-name="T2">Only usable with some languages (e.g. C#) and if the execution environment allows / done with a special build to circumvent runtime resource restrictions.</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8"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7" draw:layer="layout" svg:width="25.199cm" svg:height="1.771cm" svg:x="1.401cm" svg:y="0.4cm" presentation:class="title" presentation:user-transformed="true">
          <draw:text-box>
            <text:p>Log filtering</text:p>
          </draw:text-box>
        </draw:frame>
        <draw:frame presentation:style-name="pr4" draw:layer="layout" svg:width="27.2cm" svg:height="16.2cm" svg:x="0.4cm" svg:y="2.8cm" presentation:class="outline" presentation:user-transformed="true">
          <draw:text-box>
            <text:list text:style-name="L2">
              <text:list-item>
                <text:p>The simplest filtering is a general log level setting; each log statement has it’s own severity level determining if it is made.</text:p>
              </text:list-item>
              <text:list-item>
                <text:p>A step up is to have a bit array that determines which logs are made.</text:p>
                <text:list>
                  <text:list-item>
                    <text:p><text:span text:style-name="T2">A bit array is fastest for this and scales with the code size so is a reasonable choice for this scenario and as it would usually only be changed by one piece of code there are comparatively few concurrency issues.</text:span></text:p>
                  </text:list-item>
                </text:list>
              </text:list-item>
              <text:list-item>
                <text:p><text:span text:style-name="T3">This can be made more complex by temporarily increasing the amount of retained logs in the event of an error which requires:</text:span></text:p>
                <text:list>
                  <text:list-item>
                    <text:p><text:span text:style-name="T2">Identifying which log events should trigger this.</text:span></text:p>
                  </text:list-item>
                  <text:list-item>
                    <text:p><text:span text:style-name="T2">Which additional logs should be kept (there may not be the bandwidth for all).</text:span></text:p>
                  </text:list-item>
                  <text:list-item>
                    <text:p><text:span text:style-name="T2">How to store this O(</text:span><text:span text:style-name="T17">n</text:span><text:span text:style-name="T18">2</text:span><text:span text:style-name="T17">) amount information</text:span><text:span text:style-name="T2"> in a space efficient manner requires an efficient storage method suitable to the data (</text:span><text:span text:style-name="T9">e.g. a run-length encoded bit array</text:span><text:span text:style-name="T2">).</text:span></text:p>
                  </text:list-item>
                  <text:list-item>
                    <text:p><text:span text:style-name="T2">With a prior log triggering system you always have to temporarily store the additional logs in case they are needed. <text:s/>This is not needed if only subsequent additional logs are to be be made once triggered.</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8"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layer="layout" svg:width="25.199cm" svg:height="1.771cm" svg:x="1.401cm" svg:y="0.4cm" presentation:class="title">
          <draw:text-box>
            <text:p>Deferred execution</text:p>
          </draw:text-box>
        </draw:frame>
        <draw:frame presentation:style-name="pr4" draw:layer="layout" svg:width="27.2cm" svg:height="16.2cm" svg:x="0.4cm" svg:y="2.8cm" presentation:class="outline" presentation:user-transformed="true">
          <draw:text-box>
            <text:list text:style-name="L2">
              <text:list-item>
                <text:p>The key feature of deferred execution is to queue up the generation of a log entry with the data it is to be generated from until later.</text:p>
                <text:list>
                  <text:list-item>
                    <text:p><text:span text:style-name="T2">The actual logging activity can then be performed outside of the main execution path, minimising the impact of the main code latency.</text:span></text:p>
                  </text:list-item>
                </text:list>
              </text:list-item>
              <text:list-item>
                <text:p>Gathering together the data to generate the log entry from may not be trivial or fast; any data that might change while the log entry is deferred must be copied.</text:p>
                <text:list>
                  <text:list-item>
                    <text:p><text:span text:style-name="T2">Immutable data objects assist this greatly as a reference such objects can be quickly and simply taken without being concerned about mutability.</text:span></text:p>
                  </text:list-item>
                </text:list>
              </text:list-item>
              <text:list-item>
                <text:p><text:span text:style-name="T3">A trade off needs to be performed between:</text:span></text:p>
                <text:list>
                  <text:list-item>
                    <text:p><text:span text:style-name="T2">How much data to blanket copy within the logging context.</text:span></text:p>
                  </text:list-item>
                  <text:list-item>
                    <text:p><text:span text:style-name="T2">Preparing the log data blob in the logging context.</text:span></text:p>
                  </text:list-item>
                  <text:list-item>
                    <text:p><text:span text:style-name="T2">The maintenance of doing so correctly and completely.</text:span></text:p>
                  </text:list-item>
                  <text:list-item>
                    <text:p><text:span text:style-name="T2">Flexibility of logging and unobtrusiveness into the source code. <text:s/></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3" draw:layer="layout" svg:width="25.199cm" svg:height="1.771cm" svg:x="1.401cm" svg:y="0.4cm" presentation:class="title">
          <draw:text-box>
            <text:p>Highly concurrent systems</text:p>
          </draw:text-box>
        </draw:frame>
        <draw:frame presentation:style-name="pr4" draw:layer="layout" svg:width="27.2cm" svg:height="4.8cm" svg:x="0.4cm" svg:y="2.8cm" presentation:class="outline" presentation:user-transformed="true">
          <draw:text-box>
            <text:list text:style-name="L2">
              <text:list-item>
                <text:p><text:span text:style-name="T6">There will be many contexts attempting to log data and they must be able to do so without stumbling over or blocking</text:span> each other.</text:p>
                <text:list>
                  <text:list-item>
                    <text:p><text:span text:style-name="T4">The standard solution to this is to have per execution context log queues (</text:span><text:span text:style-name="T5">no data write contention</text:span><text:span text:style-name="T4">) and aggregate the logs down, reordering them as appropriate with a single reader of each queue (</text:span><text:span text:style-name="T5">no data removal contention</text:span><text:span text:style-name="T4">).</text:span></text:p>
                  </text:list-item>
                </text:list>
              </text:list-item>
            </text:list>
          </draw:text-box>
        </draw:frame>
        <draw:frame presentation:style-name="pr4" draw:layer="layout" svg:width="27.2cm" svg:height="3.1cm" svg:x="0.4cm" svg:y="10.8cm" presentation:class="outline" presentation:user-transformed="true">
          <draw:text-box>
            <text:list text:style-name="L2">
              <text:list-item>
                <text:p><text:span text:style-name="T6">In order to correctly chain logs together into a sequence, use a data ID and processing step count embedded in the data being passed around to be able to reconstruct the sequence of events.</text:span></text:p>
              </text:list-item>
            </text:list>
          </draw:text-box>
        </draw:frame>
        <draw:g draw:style-name="gr2">
          <draw:frame draw:style-name="gr12" draw:text-style-name="P9" draw:layer="layout" svg:width="4.4cm" svg:height="1.2cm" svg:x="0.6cm" svg:y="7.6cm">
            <draw:text-box>
              <text:p text:style-name="P1"><text:span text:style-name="T19">Execution context A generating logs</text:span></text:p>
            </draw:text-box>
          </draw:frame>
          <draw:frame draw:style-name="gr12" draw:text-style-name="P9" draw:layer="layout" svg:width="4.4cm" svg:height="1.2cm" svg:x="0.6cm" svg:y="9.2cm">
            <draw:text-box>
              <text:p text:style-name="P1"><text:span text:style-name="T19">Execution context B generating logs</text:span></text:p>
            </draw:text-box>
          </draw:frame>
          <draw:g draw:style-name="gr2">
            <draw:custom-shape draw:style-name="gr13" draw:text-style-name="P10" draw:layer="layout" svg:width="0.8cm" svg:height="0.8cm" svg:x="6.4cm" svg:y="7.8cm">
              <text:p/>
              <draw:enhanced-geometry svg:viewBox="0 0 21600 21600" draw:type="rectangle" draw:enhanced-path="M 0 0 L 21600 0 21600 21600 0 21600 0 0 Z N"/>
            </draw:custom-shape>
            <draw:custom-shape draw:style-name="gr13" draw:text-style-name="P10" draw:layer="layout" svg:width="0.8cm" svg:height="0.8cm" svg:x="7.2cm" svg:y="7.8cm">
              <text:p/>
              <draw:enhanced-geometry svg:viewBox="0 0 21600 21600" draw:type="rectangle" draw:enhanced-path="M 0 0 L 21600 0 21600 21600 0 21600 0 0 Z N"/>
            </draw:custom-shape>
            <draw:custom-shape draw:style-name="gr13" draw:text-style-name="P10" draw:layer="layout" svg:width="0.8cm" svg:height="0.8cm" svg:x="8cm" svg:y="7.8cm">
              <text:p/>
              <draw:enhanced-geometry svg:viewBox="0 0 21600 21600" draw:type="rectangle" draw:enhanced-path="M 0 0 L 21600 0 21600 21600 0 21600 0 0 Z N"/>
            </draw:custom-shape>
            <draw:custom-shape draw:style-name="gr13" draw:text-style-name="P10" draw:layer="layout" svg:width="0.8cm" svg:height="0.8cm" svg:x="8.8cm" svg:y="7.8cm">
              <text:p/>
              <draw:enhanced-geometry svg:viewBox="0 0 21600 21600" draw:type="rectangle" draw:enhanced-path="M 0 0 L 21600 0 21600 21600 0 21600 0 0 Z N"/>
            </draw:custom-shape>
            <draw:custom-shape draw:style-name="gr13" draw:text-style-name="P10" draw:layer="layout" svg:width="0.8cm" svg:height="0.8cm" svg:x="9.6cm" svg:y="7.8cm">
              <text:p/>
              <draw:enhanced-geometry svg:viewBox="0 0 21600 21600" draw:type="rectangle" draw:enhanced-path="M 0 0 L 21600 0 21600 21600 0 21600 0 0 Z N"/>
            </draw:custom-shape>
            <draw:custom-shape draw:style-name="gr13" draw:text-style-name="P10" draw:layer="layout" svg:width="0.8cm" svg:height="0.8cm" svg:x="10.4cm" svg:y="7.8cm">
              <text:p/>
              <draw:enhanced-geometry svg:viewBox="0 0 21600 21600" draw:type="rectangle" draw:enhanced-path="M 0 0 L 21600 0 21600 21600 0 21600 0 0 Z N"/>
            </draw:custom-shape>
            <draw:custom-shape draw:style-name="gr13" draw:text-style-name="P10" draw:layer="layout" svg:width="0.8cm" svg:height="0.8cm" svg:x="11.2cm" svg:y="7.8cm">
              <text:p/>
              <draw:enhanced-geometry svg:viewBox="0 0 21600 21600" draw:type="rectangle" draw:enhanced-path="M 0 0 L 21600 0 21600 21600 0 21600 0 0 Z N"/>
            </draw:custom-shape>
          </draw:g>
          <draw:g draw:style-name="gr2">
            <draw:custom-shape draw:style-name="gr13" draw:text-style-name="P10" draw:layer="layout" svg:width="0.8cm" svg:height="0.8cm" svg:x="7.2cm" svg:y="9.4cm">
              <text:p/>
              <draw:enhanced-geometry svg:viewBox="0 0 21600 21600" draw:type="rectangle" draw:enhanced-path="M 0 0 L 21600 0 21600 21600 0 21600 0 0 Z N"/>
            </draw:custom-shape>
            <draw:custom-shape draw:style-name="gr13" draw:text-style-name="P10" draw:layer="layout" svg:width="0.8cm" svg:height="0.8cm" svg:x="8cm" svg:y="9.4cm">
              <text:p/>
              <draw:enhanced-geometry svg:viewBox="0 0 21600 21600" draw:type="rectangle" draw:enhanced-path="M 0 0 L 21600 0 21600 21600 0 21600 0 0 Z N"/>
            </draw:custom-shape>
            <draw:custom-shape draw:style-name="gr13" draw:text-style-name="P10" draw:layer="layout" svg:width="0.8cm" svg:height="0.8cm" svg:x="8.8cm" svg:y="9.4cm">
              <text:p/>
              <draw:enhanced-geometry svg:viewBox="0 0 21600 21600" draw:type="rectangle" draw:enhanced-path="M 0 0 L 21600 0 21600 21600 0 21600 0 0 Z N"/>
            </draw:custom-shape>
            <draw:custom-shape draw:style-name="gr13" draw:text-style-name="P10" draw:layer="layout" svg:width="0.8cm" svg:height="0.8cm" svg:x="9.6cm" svg:y="9.4cm">
              <text:p/>
              <draw:enhanced-geometry svg:viewBox="0 0 21600 21600" draw:type="rectangle" draw:enhanced-path="M 0 0 L 21600 0 21600 21600 0 21600 0 0 Z N"/>
            </draw:custom-shape>
            <draw:custom-shape draw:style-name="gr13" draw:text-style-name="P10" draw:layer="layout" svg:width="0.8cm" svg:height="0.8cm" svg:x="10.4cm" svg:y="9.4cm">
              <text:p/>
              <draw:enhanced-geometry svg:viewBox="0 0 21600 21600" draw:type="rectangle" draw:enhanced-path="M 0 0 L 21600 0 21600 21600 0 21600 0 0 Z N"/>
            </draw:custom-shape>
          </draw:g>
          <draw:custom-shape draw:style-name="gr14" draw:text-style-name="P5" draw:layer="layout" svg:width="0.6cm" svg:height="2.4cm" svg:x="12.6cm" svg:y="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5" draw:text-style-name="P11" draw:layer="layout" svg:width="4.4cm" svg:height="2.147cm" svg:x="13.3cm" svg:y="8cm">
            <draw:text-box>
              <text:p text:style-name="P10"><text:span text:style-name="T19">Log combiner attempts to ensure the logs are ordered appropriately</text:span></text:p>
            </draw:text-box>
          </draw:frame>
          <draw:g draw:style-name="gr2">
            <draw:custom-shape draw:style-name="gr13" draw:text-style-name="P10" draw:layer="layout" svg:width="0.8cm" svg:height="0.8cm" svg:x="19.1cm" svg:y="8.7cm">
              <text:p/>
              <draw:enhanced-geometry svg:viewBox="0 0 21600 21600" draw:type="rectangle" draw:enhanced-path="M 0 0 L 21600 0 21600 21600 0 21600 0 0 Z N"/>
            </draw:custom-shape>
            <draw:custom-shape draw:style-name="gr13" draw:text-style-name="P10" draw:layer="layout" svg:width="0.8cm" svg:height="0.8cm" svg:x="19.9cm" svg:y="8.7cm">
              <text:p/>
              <draw:enhanced-geometry svg:viewBox="0 0 21600 21600" draw:type="rectangle" draw:enhanced-path="M 0 0 L 21600 0 21600 21600 0 21600 0 0 Z N"/>
            </draw:custom-shape>
            <draw:custom-shape draw:style-name="gr13" draw:text-style-name="P10" draw:layer="layout" svg:width="0.8cm" svg:height="0.8cm" svg:x="20.7cm" svg:y="8.7cm">
              <text:p/>
              <draw:enhanced-geometry svg:viewBox="0 0 21600 21600" draw:type="rectangle" draw:enhanced-path="M 0 0 L 21600 0 21600 21600 0 21600 0 0 Z N"/>
            </draw:custom-shape>
            <draw:custom-shape draw:style-name="gr13" draw:text-style-name="P10" draw:layer="layout" svg:width="0.8cm" svg:height="0.8cm" svg:x="21.5cm" svg:y="8.7cm">
              <text:p/>
              <draw:enhanced-geometry svg:viewBox="0 0 21600 21600" draw:type="rectangle" draw:enhanced-path="M 0 0 L 21600 0 21600 21600 0 21600 0 0 Z N"/>
            </draw:custom-shape>
            <draw:custom-shape draw:style-name="gr13" draw:text-style-name="P10" draw:layer="layout" svg:width="0.8cm" svg:height="0.8cm" svg:x="22.3cm" svg:y="8.7cm">
              <text:p/>
              <draw:enhanced-geometry svg:viewBox="0 0 21600 21600" draw:type="rectangle" draw:enhanced-path="M 0 0 L 21600 0 21600 21600 0 21600 0 0 Z N"/>
            </draw:custom-shape>
            <draw:custom-shape draw:style-name="gr13" draw:text-style-name="P10" draw:layer="layout" svg:width="0.8cm" svg:height="0.8cm" svg:x="23.1cm" svg:y="8.7cm">
              <text:p/>
              <draw:enhanced-geometry svg:viewBox="0 0 21600 21600" draw:type="rectangle" draw:enhanced-path="M 0 0 L 21600 0 21600 21600 0 21600 0 0 Z N"/>
            </draw:custom-shape>
            <draw:custom-shape draw:style-name="gr13" draw:text-style-name="P10" draw:layer="layout" svg:width="0.8cm" svg:height="0.8cm" svg:x="23.9cm" svg:y="8.7cm">
              <text:p/>
              <draw:enhanced-geometry svg:viewBox="0 0 21600 21600" draw:type="rectangle" draw:enhanced-path="M 0 0 L 21600 0 21600 21600 0 21600 0 0 Z N"/>
            </draw:custom-shape>
            <draw:custom-shape draw:style-name="gr13" draw:text-style-name="P10" draw:layer="layout" svg:width="0.8cm" svg:height="0.8cm" svg:x="24.7cm" svg:y="8.7cm">
              <text:p/>
              <draw:enhanced-geometry svg:viewBox="0 0 21600 21600" draw:type="rectangle" draw:enhanced-path="M 0 0 L 21600 0 21600 21600 0 21600 0 0 Z N"/>
            </draw:custom-shape>
            <draw:custom-shape draw:style-name="gr13" draw:text-style-name="P10" draw:layer="layout" svg:width="0.8cm" svg:height="0.8cm" svg:x="25.5cm" svg:y="8.7cm">
              <text:p/>
              <draw:enhanced-geometry svg:viewBox="0 0 21600 21600" draw:type="rectangle" draw:enhanced-path="M 0 0 L 21600 0 21600 21600 0 21600 0 0 Z N"/>
            </draw:custom-shape>
            <draw:custom-shape draw:style-name="gr13" draw:text-style-name="P10" draw:layer="layout" svg:width="0.8cm" svg:height="0.8cm" svg:x="26.3cm" svg:y="8.7cm">
              <text:p/>
              <draw:enhanced-geometry svg:viewBox="0 0 21600 21600" draw:type="rectangle" draw:enhanced-path="M 0 0 L 21600 0 21600 21600 0 21600 0 0 Z N"/>
            </draw:custom-shape>
          </draw:g>
          <draw:custom-shape draw:style-name="gr16" draw:text-style-name="P5" draw:layer="layout" svg:width="1.199cm" svg:height="0.6cm" svg:x="5.001cm" svg:y="7.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5" draw:layer="layout" svg:width="1.199cm" svg:height="0.6cm" svg:x="5.001cm" svg:y="9.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5" draw:layer="layout" svg:width="1.199cm" svg:height="0.6cm" svg:x="17.701cm" svg:y="8.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style-name="gr2">
          <draw:custom-shape draw:style-name="gr17" draw:text-style-name="P5" draw:layer="layout" svg:width="0.8cm" svg:height="0.6cm" svg:x="2.9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2">
            <draw:custom-shape draw:style-name="gr18" draw:text-style-name="P4" draw:layer="layout" svg:width="3.6cm" svg:height="1.6cm" svg:x="4.2cm" svg:y="14.6cm">
              <text:p text:style-name="P4"><text:span text:style-name="T20">Freshly arrived</text:span></text:p>
              <text:p text:style-name="P4"><text:span text:style-name="T20">data</text:span></text:p>
              <draw:enhanced-geometry svg:viewBox="0 0 21600 21600" draw:type="rectangle" draw:enhanced-path="M 0 0 L 21600 0 21600 21600 0 21600 0 0 Z N"/>
            </draw:custom-shape>
            <draw:custom-shape draw:style-name="gr19" draw:text-style-name="P12" draw:layer="layout" svg:width="1.6cm" svg:height="0.6cm" svg:x="4.2cm" svg:y="14cm">
              <text:p text:style-name="P4"><text:span text:style-name="T20">ID A</text:span></text:p>
              <draw:enhanced-geometry svg:viewBox="0 0 21600 21600" draw:type="rectangle" draw:enhanced-path="M 0 0 L 21600 0 21600 21600 0 21600 0 0 Z N"/>
            </draw:custom-shape>
            <draw:custom-shape draw:style-name="gr20" draw:text-style-name="P12" draw:layer="layout" svg:width="2cm" svg:height="0.6cm" svg:x="5.8cm" svg:y="14cm">
              <text:p text:style-name="P4"><text:span text:style-name="T21">Step: 1</text:span></text:p>
              <draw:enhanced-geometry svg:viewBox="0 0 21600 21600" draw:type="rectangle" draw:enhanced-path="M 0 0 L 21600 0 21600 21600 0 21600 0 0 Z N"/>
            </draw:custom-shape>
          </draw:g>
          <draw:frame draw:style-name="gr12" draw:text-style-name="P7" draw:layer="layout" svg:width="4cm" svg:height="1.2cm" svg:x="0.5cm" svg:y="15.4cm">
            <draw:text-box>
              <text:p><text:span text:style-name="T19">New data arrives to be processed</text:span></text:p>
            </draw:text-box>
          </draw:frame>
          <draw:g draw:style-name="gr2">
            <draw:custom-shape draw:style-name="gr18" draw:text-style-name="P4" draw:layer="layout" svg:width="3.6cm" svg:height="1.6cm" svg:x="9.4cm" svg:y="14.6cm">
              <text:p text:style-name="P4"><text:span text:style-name="T20">Preprocessed</text:span></text:p>
              <text:p text:style-name="P4"><text:span text:style-name="T20">data</text:span></text:p>
              <draw:enhanced-geometry svg:viewBox="0 0 21600 21600" draw:type="rectangle" draw:enhanced-path="M 0 0 L 21600 0 21600 21600 0 21600 0 0 Z N"/>
            </draw:custom-shape>
            <draw:custom-shape draw:style-name="gr19" draw:text-style-name="P12" draw:layer="layout" svg:width="1.6cm" svg:height="0.6cm" svg:x="9.4cm" svg:y="14cm">
              <text:p text:style-name="P4"><text:span text:style-name="T20">ID A</text:span></text:p>
              <draw:enhanced-geometry svg:viewBox="0 0 21600 21600" draw:type="rectangle" draw:enhanced-path="M 0 0 L 21600 0 21600 21600 0 21600 0 0 Z N"/>
            </draw:custom-shape>
            <draw:custom-shape draw:style-name="gr20" draw:text-style-name="P12" draw:layer="layout" svg:width="2cm" svg:height="0.6cm" svg:x="11cm" svg:y="14cm">
              <text:p text:style-name="P4"><text:span text:style-name="T21">Step: 2</text:span></text:p>
              <draw:enhanced-geometry svg:viewBox="0 0 21600 21600" draw:type="rectangle" draw:enhanced-path="M 0 0 L 21600 0 21600 21600 0 21600 0 0 Z N"/>
            </draw:custom-shape>
          </draw:g>
          <draw:line draw:style-name="gr8" draw:text-style-name="P5" draw:layer="layout" svg:x1="7.8cm" svg:y1="15.2cm" svg:x2="9.4cm" svg:y2="15.2cm">
            <text:p/>
          </draw:line>
          <draw:g draw:style-name="gr2">
            <draw:custom-shape draw:style-name="gr18" draw:text-style-name="P4" draw:layer="layout" svg:width="3.6cm" svg:height="1.6cm" svg:x="14.7cm" svg:y="17.8cm">
              <text:p text:style-name="P4"><text:span text:style-name="T20">Program</text:span></text:p>
              <text:p text:style-name="P4"><text:span text:style-name="T20">state</text:span></text:p>
              <draw:enhanced-geometry svg:viewBox="0 0 21600 21600" draw:type="rectangle" draw:enhanced-path="M 0 0 L 21600 0 21600 21600 0 21600 0 0 Z N"/>
            </draw:custom-shape>
            <draw:custom-shape draw:style-name="gr19" draw:text-style-name="P12" draw:layer="layout" svg:width="1.6cm" svg:height="0.6cm" svg:x="14.7cm" svg:y="17.2cm">
              <text:p text:style-name="P4"><text:span text:style-name="T20">ID B</text:span></text:p>
              <draw:enhanced-geometry svg:viewBox="0 0 21600 21600" draw:type="rectangle" draw:enhanced-path="M 0 0 L 21600 0 21600 21600 0 21600 0 0 Z N"/>
            </draw:custom-shape>
            <draw:custom-shape draw:style-name="gr20" draw:text-style-name="P12" draw:layer="layout" svg:width="2cm" svg:height="0.6cm" svg:x="16.3cm" svg:y="17.2cm">
              <text:p text:style-name="P4"><text:span text:style-name="T21">Step: 45694</text:span></text:p>
              <draw:enhanced-geometry svg:viewBox="0 0 21600 21600" draw:type="rectangle" draw:enhanced-path="M 0 0 L 21600 0 21600 21600 0 21600 0 0 Z N"/>
            </draw:custom-shape>
          </draw:g>
          <draw:g draw:style-name="gr2">
            <draw:custom-shape draw:style-name="gr18" draw:text-style-name="P4" draw:layer="layout" svg:width="3.6cm" svg:height="1.6cm" svg:x="14.6cm" svg:y="14.6cm">
              <text:p text:style-name="P4"><text:span text:style-name="T20">Modified by</text:span></text:p>
              <text:p text:style-name="P4"><text:span text:style-name="T20">program state</text:span></text:p>
              <draw:enhanced-geometry svg:viewBox="0 0 21600 21600" draw:type="rectangle" draw:enhanced-path="M 0 0 L 21600 0 21600 21600 0 21600 0 0 Z N"/>
            </draw:custom-shape>
            <draw:custom-shape draw:style-name="gr19" draw:text-style-name="P12" draw:layer="layout" svg:width="1.6cm" svg:height="0.6cm" svg:x="14.6cm" svg:y="14cm">
              <text:p text:style-name="P4"><text:span text:style-name="T20">ID A</text:span></text:p>
              <draw:enhanced-geometry svg:viewBox="0 0 21600 21600" draw:type="rectangle" draw:enhanced-path="M 0 0 L 21600 0 21600 21600 0 21600 0 0 Z N"/>
            </draw:custom-shape>
            <draw:custom-shape draw:style-name="gr20" draw:text-style-name="P12" draw:layer="layout" svg:width="2cm" svg:height="0.6cm" svg:x="16.2cm" svg:y="14cm">
              <text:p text:style-name="P4"><text:span text:style-name="T21">Step: 45695</text:span></text:p>
              <draw:enhanced-geometry svg:viewBox="0 0 21600 21600" draw:type="rectangle" draw:enhanced-path="M 0 0 L 21600 0 21600 21600 0 21600 0 0 Z N"/>
            </draw:custom-shape>
          </draw:g>
          <draw:line draw:style-name="gr8" draw:text-style-name="P5" draw:layer="layout" svg:x1="13cm" svg:y1="15.2cm" svg:x2="14.6cm" svg:y2="15.2cm">
            <text:p/>
          </draw:line>
          <draw:line draw:style-name="gr8" draw:text-style-name="P5" draw:layer="layout" svg:x1="16.4cm" svg:y1="17.2cm" svg:x2="16.4cm" svg:y2="16.2cm">
            <text:p/>
          </draw:line>
          <draw:g draw:style-name="gr2">
            <draw:custom-shape draw:style-name="gr18" draw:text-style-name="P4" draw:layer="layout" svg:width="3.6cm" svg:height="1.6cm" svg:x="19.8cm" svg:y="14.6cm">
              <text:p text:style-name="P4"><text:span text:style-name="T20">Postprocessed</text:span></text:p>
              <text:p text:style-name="P4"><text:span text:style-name="T20">data</text:span></text:p>
              <draw:enhanced-geometry svg:viewBox="0 0 21600 21600" draw:type="rectangle" draw:enhanced-path="M 0 0 L 21600 0 21600 21600 0 21600 0 0 Z N"/>
            </draw:custom-shape>
            <draw:custom-shape draw:style-name="gr19" draw:text-style-name="P12" draw:layer="layout" svg:width="1.6cm" svg:height="0.6cm" svg:x="19.8cm" svg:y="14cm">
              <text:p text:style-name="P4"><text:span text:style-name="T20">ID A</text:span></text:p>
              <draw:enhanced-geometry svg:viewBox="0 0 21600 21600" draw:type="rectangle" draw:enhanced-path="M 0 0 L 21600 0 21600 21600 0 21600 0 0 Z N"/>
            </draw:custom-shape>
            <draw:custom-shape draw:style-name="gr20" draw:text-style-name="P12" draw:layer="layout" svg:width="2cm" svg:height="0.6cm" svg:x="21.4cm" svg:y="14cm">
              <text:p text:style-name="P4"><text:span text:style-name="T21">Step: 45696</text:span></text:p>
              <draw:enhanced-geometry svg:viewBox="0 0 21600 21600" draw:type="rectangle" draw:enhanced-path="M 0 0 L 21600 0 21600 21600 0 21600 0 0 Z N"/>
            </draw:custom-shape>
          </draw:g>
          <draw:line draw:style-name="gr8" draw:text-style-name="P5" draw:layer="layout" svg:x1="18.2cm" svg:y1="15.2cm" svg:x2="19.8cm" svg:y2="15.2cm">
            <text:p/>
          </draw:line>
          <draw:custom-shape draw:style-name="gr17" draw:text-style-name="P5" draw:layer="layout" svg:width="0.8cm" svg:height="0.6cm" svg:x="24.001cm" svg:y="14.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7" draw:layer="layout" svg:width="4cm" svg:height="1.2cm" svg:x="23.4cm" svg:y="15.4cm">
            <draw:text-box>
              <text:p><text:span text:style-name="T19">Result leaves</text:span></text:p>
            </draw:text-box>
          </draw:frame>
          <draw:g draw:style-name="gr2">
            <draw:custom-shape draw:style-name="gr18" draw:text-style-name="P4" draw:layer="layout" svg:width="3.6cm" svg:height="1.6cm" svg:x="19.9cm" svg:y="17.8cm">
              <text:p text:style-name="P4"><text:span text:style-name="T20">Updated</text:span></text:p>
              <text:p text:style-name="P4"><text:span text:style-name="T20">state</text:span></text:p>
              <draw:enhanced-geometry svg:viewBox="0 0 21600 21600" draw:type="rectangle" draw:enhanced-path="M 0 0 L 21600 0 21600 21600 0 21600 0 0 Z N"/>
            </draw:custom-shape>
            <draw:custom-shape draw:style-name="gr19" draw:text-style-name="P12" draw:layer="layout" svg:width="1.6cm" svg:height="0.6cm" svg:x="19.9cm" svg:y="17.2cm">
              <text:p text:style-name="P4"><text:span text:style-name="T20">ID B</text:span></text:p>
              <draw:enhanced-geometry svg:viewBox="0 0 21600 21600" draw:type="rectangle" draw:enhanced-path="M 0 0 L 21600 0 21600 21600 0 21600 0 0 Z N"/>
            </draw:custom-shape>
            <draw:custom-shape draw:style-name="gr20" draw:text-style-name="P12" draw:layer="layout" svg:width="2cm" svg:height="0.6cm" svg:x="21.5cm" svg:y="17.2cm">
              <text:p text:style-name="P4"><text:span text:style-name="T21">Step: 45697</text:span></text:p>
              <draw:enhanced-geometry svg:viewBox="0 0 21600 21600" draw:type="rectangle" draw:enhanced-path="M 0 0 L 21600 0 21600 21600 0 21600 0 0 Z N"/>
            </draw:custom-shape>
          </draw:g>
          <draw:line draw:style-name="gr8" draw:text-style-name="P5" draw:layer="layout" svg:x1="21.6cm" svg:y1="16.2cm" svg:x2="21.6cm" svg:y2="17.2cm">
            <text:p/>
          </draw:line>
          <draw:line draw:style-name="gr8" draw:text-style-name="P5" draw:layer="layout" svg:x1="18.3cm" svg:y1="18.1cm" svg:x2="19.9cm" svg:y2="18.1cm">
            <text:p/>
          </draw:line>
          <draw:custom-shape draw:style-name="gr21" draw:text-style-name="P5" draw:layer="layout" svg:width="1.6cm" svg:height="0.4cm" svg:x="18.3cm" svg:y="1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presentation:style-name="pr4" draw:layer="layout" svg:width="15cm" svg:height="2.5cm" svg:x="-0.6cm" svg:y="16.9cm" presentation:class="outline" presentation:user-transformed="true">
          <draw:text-box>
            <text:list text:style-name="L2">
              <text:list-item>
                <text:list>
                  <text:list-item>
                    <text:p><text:span text:style-name="T10">The initial step number for an ID is arbitrary but you do need to ensure that it won’t become ambiguous so start new ID step numbers close to large recently used step numbers (e.g. 45698) <text:s/></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8"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3" draw:layer="layout" svg:width="25.199cm" svg:height="1.771cm" svg:x="1.401cm" svg:y="0.4cm" presentation:class="title">
          <draw:text-box>
            <text:p>Log aggregation</text:p>
          </draw:text-box>
        </draw:frame>
        <draw:frame presentation:style-name="pr4" draw:layer="layout" svg:width="27.2cm" svg:height="16.2cm" svg:x="0.4cm" svg:y="2.8cm" presentation:class="outline" presentation:user-transformed="true">
          <draw:text-box>
            <text:list text:style-name="L2">
              <text:list-item>
                <text:p>This is the process of incorporating the logs from many running systems into a single server and providing analysis, search and display functionality.</text:p>
              </text:list-item>
              <text:list-item>
                <text:p>Of particular interest is the ability to run arbitrary analysis functions over the logs to extract derived quantities and find correlations, e.g.:</text:p>
                <text:list>
                  <text:list-item>
                    <text:p><text:span text:style-name="T2">Compute total instantaneous load on a system and correlate load spikes with particular accounts or data connections.</text:span></text:p>
                  </text:list-item>
                  <text:list-item>
                    <text:p><text:span text:style-name="T2">Identify accounts or data connections that cause a higher than normal load.</text:span></text:p>
                  </text:list-item>
                  <text:list-item>
                    <text:p><text:span text:style-name="T2">Pattern match state of health telemetry against the conditions before the time of a failure to see if there are any predictive signals and attempt to rule out health measurements that are unlikely to be a predictive cause.</text:span></text:p>
                  </text:list-item>
                  <text:list-item>
                    <text:p><text:span text:style-name="T2">Assemble an empirical model of the normal operating conditions and highlight anomalies for investigation or rectification.</text:span></text:p>
                  </text:list-item>
                </text:list>
              </text:list-item>
              <text:list-item>
                <text:p><text:span text:style-name="T3">Off the shelf software may not be up to the task of analysing this data; providing an easy to use API for engineers to write their case specific analysis scripts / programs may be more productive.</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draw:frame presentation:style-name="pr3" draw:layer="layout" svg:width="25.199cm" svg:height="1.771cm" svg:x="1.401cm" svg:y="0.4cm" presentation:class="title">
          <draw:text-box>
            <text:p>Query mechanisms</text:p>
          </draw:text-box>
        </draw:frame>
        <draw:frame presentation:style-name="pr4" draw:layer="layout" svg:width="27.2cm" svg:height="16.2cm" svg:x="0.4cm" svg:y="2.8cm" presentation:class="outline" presentation:user-transformed="true">
          <draw:text-box>
            <text:list text:style-name="L2">
              <text:list-item>
                <text:p>A query is a computation that can be applied to each log entry that both determines if a log entry is in the result set and compute particular values for each result (<text:span text:style-name="T4">e.g. a SQL query using stored functions</text:span>).</text:p>
                <text:list>
                  <text:list-item>
                    <text:p><text:span text:style-name="T2">For logs, a standard database may be significantly outperformed (</text:span><text:span text:style-name="T5">i.e. be cheaper to run</text:span><text:span text:style-name="T2">) by a less capable persistence system.</text:span></text:p>
                    <text:list>
                      <text:list-item>
                        <text:p><text:span text:style-name="T9">Logging based on flat, indexable, binary files or specialist databases can be over an order of magnitude faster at the expense of both functionality and relying on delayed writes. </text:span></text:p>
                      </text:list-item>
                    </text:list>
                  </text:list-item>
                </text:list>
              </text:list-item>
              <text:list-item>
                <text:p>For a small log, especially if held in RAM, simply running a selection function over each log entry can be the most efficient.</text:p>
              </text:list-item>
              <text:list-item>
                <text:p>For large logs, especially if held on slow non-volatile storage, indexes and pre-computed functions can accelerate the queries at the cost of storage space.</text:p>
                <text:list>
                  <text:list-item>
                    <text:p><text:span text:style-name="T2">Including frequently requested calculation intermediate results (</text:span><text:span text:style-name="T5">e.g. some calculated system load levels</text:span><text:span text:style-name="T2">) and derived data computed at the time of log arrival (</text:span><text:span text:style-name="T5">e.g. system load, time averaged decimation layers and system state visualisation data</text:span><text:span text:style-name="T2">) should be considered to speed up queries; each log entry gets read many times but only written once.</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5" draw:text-style-name="P8"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draw:frame presentation:style-name="pr3" draw:layer="layout" svg:width="25.199cm" svg:height="1.771cm" svg:x="1.401cm" svg:y="0.4cm" presentation:class="title">
          <draw:text-box>
            <text:p>Dynamic logging settings</text:p>
          </draw:text-box>
        </draw:frame>
        <draw:frame presentation:style-name="pr4" draw:layer="layout" svg:width="27.2cm" svg:height="16.6cm" svg:x="0.4cm" svg:y="2.4cm" presentation:class="outline" presentation:user-transformed="true">
          <draw:text-box>
            <text:list text:style-name="L2">
              <text:list-item>
                <text:p>Allowing logging to be adjusted at run time allows developers, maintenance and operations staff to investigate issues in production.</text:p>
                <text:list>
                  <text:list-item>
                    <text:p><text:span text:style-name="T2">No need to either re-start production system in ‘debug’ mode or have a torrent of logs being generated as standard.</text:span></text:p>
                  </text:list-item>
                  <text:list-item>
                    <text:p><text:span text:style-name="T2">Turn up the logging in areas of interest to investigate behaviour or gather operational behaviour.</text:span></text:p>
                  </text:list-item>
                  <text:list-item>
                    <text:p><text:span text:style-name="T2">Avoids having to guess the future at implementation time.</text:span></text:p>
                  </text:list-item>
                  <text:list-item>
                    <text:p><text:span text:style-name="T2">Remember to include logging about the overhead cost of logging itself so staff can see the CPU, RAM, disk and bandwidth impact and it van be regulated.</text:span></text:p>
                  </text:list-item>
                </text:list>
              </text:list-item>
              <text:list-item>
                <text:p><text:span text:style-name="T3">For deployed systems and clusters, use a centralised logging manager so you can adjust the logging across the entire system centrally.</text:span></text:p>
                <text:list>
                  <text:list-item>
                    <text:p><text:span text:style-name="T2">Log settings changes need to be co-operatively managed to both keep the system working normally and co-ordinating the disparate logging requests.</text:span></text:p>
                    <text:list>
                      <text:list-item>
                        <text:p><text:span text:style-name="T9">Use persistent sessions tied to particular members of staff / teams with separated log requirements to prevent one user clobbering other users.</text:span></text:p>
                      </text:list-item>
                      <text:list-item>
                        <text:p><text:span text:style-name="T9">Apply CPU / RAM / disk / bandwidth usage limits to prevent inadvertent performance impacts.</text:span></text:p>
                      </text:list-item>
                    </text:list>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8"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draw:frame presentation:style-name="pr3" draw:layer="layout" svg:width="25.199cm" svg:height="1.771cm" svg:x="1.401cm" svg:y="0.4cm" presentation:class="title">
          <draw:text-box>
            <text:p>Dynamic logging code</text:p>
          </draw:text-box>
        </draw:frame>
        <draw:frame presentation:style-name="pr4" draw:layer="layout" svg:width="27.2cm" svg:height="16.6cm" svg:x="0.4cm" svg:y="2.4cm" presentation:class="outline" presentation:user-transformed="true">
          <draw:text-box>
            <text:list text:style-name="L2">
              <text:list-item>
                <text:p><text:span text:style-name="T3">Use an ability to perform arbitrary functions at run-time to allow remote control of the logging code.</text:span></text:p>
                <text:list>
                  <text:list-item>
                    <text:p text:style-name="P13"><text:span text:style-name="T2">Maximises the chance that you can collect the data that you need.</text:span></text:p>
                  </text:list-item>
                  <text:list-item>
                    <text:p text:style-name="P13"><text:span text:style-name="T2">Can be implemented using log stubs at the start and end of every function </text:span><text:span text:style-name="T5">(as well as being enabled in all log statements).</text:span></text:p>
                  </text:list-item>
                  <text:list-item>
                    <text:p><text:span text:style-name="T2">Also do whole system monitoring on a periodic basis; using immutable data assists in this greatly. </text:span></text:p>
                  </text:list-item>
                </text:list>
              </text:list-item>
              <text:list-item>
                <text:p><text:span text:style-name="T3">Languages implementing reflection allow a string name based mechanism for examining state.</text:span></text:p>
                <text:list>
                  <text:list-item>
                    <text:p><text:span text:style-name="T2">Requires a domain specific language to specify and a interpreter/executor built into the process; the possible functionality is fixed at compile time.</text:span></text:p>
                  </text:list-item>
                  <text:list-item>
                    <text:p><text:span text:style-name="T2">Consumes much more CPU time than hard coded log statements.</text:span></text:p>
                  </text:list-item>
                </text:list>
              </text:list-item>
              <text:list-item>
                <text:p><text:span text:style-name="T3">Perform code injection via logging plug-ins.</text:span></text:p>
                <text:list>
                  <text:list-item>
                    <text:p><text:span text:style-name="T2">Almost as fast to execute as hard coded logging statements.</text:span></text:p>
                  </text:list-item>
                  <text:list-item>
                    <text:p><text:span text:style-name="T2">Maximum flexibility but also no restrictions to void disaster / exploitation. </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8"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draw:frame presentation:style-name="pr3" draw:layer="layout" svg:width="25.199cm" svg:height="1.771cm" svg:x="1.401cm" svg:y="0.4cm" presentation:class="title">
          <draw:text-box>
            <text:p>Security implications</text:p>
          </draw:text-box>
        </draw:frame>
        <draw:frame presentation:style-name="pr4" draw:layer="layout" svg:width="27.8cm" svg:height="16.2cm" svg:x="0cm" svg:y="2.8cm" presentation:class="outline" presentation:user-transformed="true">
          <draw:text-box>
            <text:list text:style-name="L2">
              <text:list-item>
                <text:p>Any kind of access to configure or view logs has security implications.</text:p>
                <text:list>
                  <text:list-item>
                    <text:p><text:span text:style-name="T2">Use your existing IT access and privilege control system rather than re-invent it.</text:span></text:p>
                    <text:list>
                      <text:list-item>
                        <text:p><text:span text:style-name="T9">Not having a business wide single point of control for granting and removing access to all company systems would be inadvisable.</text:span></text:p>
                      </text:list-item>
                    </text:list>
                  </text:list-item>
                  <text:list-item>
                    <text:p><text:span text:style-name="T2">Use encrypted data pipes as standard </text:span><text:span text:style-name="T5">(preventing unauthorised users from snooping)</text:span><text:span text:style-name="T2">.</text:span></text:p>
                  </text:list-item>
                  <text:list-item>
                    <text:p><text:span text:style-name="T2">Encrypt your logs when stored permanently.</text:span></text:p>
                    <text:list>
                      <text:list-item>
                        <text:p><text:span text:style-name="T9">Data written to disk (even temporarily) can resurface when you least want it to.</text:span></text:p>
                      </text:list-item>
                      <text:list-item>
                        <text:p><text:span text:style-name="T9">This is an entire sub-system in and of itself; keys need to be stored and regularly changed in a way that allows access without exposing the keys themselves or locking you out of the logs if you have to restore data from a backup.</text:span></text:p>
                      </text:list-item>
                    </text:list>
                  </text:list-item>
                  <text:list-item>
                    <text:p><text:span text:style-name="T2">Always log every log access and settings change against the user who did it.</text:span></text:p>
                    <text:list>
                      <text:list-item>
                        <text:p><text:span text:style-name="T9">It should never be possible to disable this or erase the data.</text:span></text:p>
                      </text:list-item>
                      <text:list-item>
                        <text:p><text:span text:style-name="T9">Implement an automatic behaviour monitor to identify anomalies.</text:span></text:p>
                      </text:list-item>
                      <text:list-item>
                        <text:p><text:span text:style-name="T9">Display the current activity and show the anomalies in the office on a flat screen TV so that people can see and act on anything unusual (if only to get themselves off the suspect list).</text:span></text:p>
                      </text:list-item>
                    </text:list>
                  </text:list-item>
                </text:list>
              </text:list-item>
              <text:list-item>
                <text:p><text:span text:style-name="T3">Systems that allow arbitrary logging plug-ins have a huge potential for exploitation; consider the pro’s and con’s carefully.</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draw:frame presentation:style-name="pr3" draw:layer="layout" svg:width="25.199cm" svg:height="1.771cm" svg:x="1.401cm" svg:y="0.4cm" presentation:class="title">
          <draw:text-box>
            <text:p>Privacy implications</text:p>
          </draw:text-box>
        </draw:frame>
        <draw:frame presentation:style-name="pr4" draw:layer="layout" svg:width="27.2cm" svg:height="16.2cm" svg:x="0.4cm" svg:y="2.8cm" presentation:class="outline">
          <draw:text-box>
            <text:list text:style-name="L2">
              <text:list-item>
                <text:p>Including user data in logs has significant regulatory, certification and legal issues; it is generally preferable to avoid logging user data.</text:p>
                <text:list>
                  <text:list-item>
                    <text:p><text:span text:style-name="T2">Many businesses have legal obligations to retain unmodified user data; holding this data separately with it’s own access control is recommended.</text:span></text:p>
                  </text:list-item>
                  <text:list-item>
                    <text:p><text:span text:style-name="T2">Have regular data audits to identify and fix violations of your user data policies.</text:span></text:p>
                  </text:list-item>
                  <text:list-item>
                    <text:p><text:span text:style-name="T2">Using user identification hashes and assigning short-lived IDs to data with limited meta-data (e.g. data volume) tends to be sufficient for most logging purposes.</text:span></text:p>
                  </text:list-item>
                  <text:list-item>
                    <text:p><text:span text:style-name="T2">Ability to select arbitrary data for logging (e.g. a reflection or plug-in system) can easily violate this.</text:span></text:p>
                  </text:list-item>
                </text:list>
              </text:list-item>
              <text:list-item>
                <text:p><text:span text:style-name="T3">If the implementation language supports it, annotating user data so it is automatically excluded from logs is helpful.</text:span></text:p>
                <text:list>
                  <text:list-item>
                    <text:p><text:span text:style-name="T2">Reflection / plug-in based systems can therefore automatically recognise data fields that are not to be logged.</text:span></text:p>
                  </text:list-item>
                  <text:list-item>
                    <text:p><text:span text:style-name="T2">This could be something as simple as implementing an IUserDataAnonomising interface for objects containing user data. </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fo:margin-left="0cm" fo:margin-right="0cm" fo:margin-top="0cm" fo:margin-bottom="0cm" fo:line-height="100%" fo:text-align="center" fo:text-indent="0cm" style:writing-mode="lr-tb"/>
    </style:style>
    <style:style style:name="MP15" style:family="paragraph">
      <loext:graphic-properties draw:fill="none" draw:fill-color="#ffffff"/>
      <style:paragraph-properties fo:text-align="center"/>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2" fo:font-size="14pt" style:font-name-asian="Liberation Sans2" style:font-size-asian="14pt" style:font-name-complex="Liberation Sans2"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FEB823DE4DF34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5" draw:layer="backgroundobjects" svg:width="3.408cm" svg:height="1.191cm" svg:x="24.592cm" svg:y="19.81cm">
        <draw:image xlink:href="Pictures/10000001000001930000008D13CDEB4D4C2C1080.png" xlink:type="simple" xlink:show="embed" xlink:actuate="onLoad" draw:mime-type="image/png">
          <text:p/>
        </draw:image>
      </draw:frame>
      <draw:frame draw:style-name="Mgr5" draw:text-style-name="MP10" draw:layer="backgroundobjects" svg:width="27.999cm" svg:height="1.357cm" svg:x="0.001cm" svg:y="18.701cm">
        <draw:text-box>
          <text:p text:style-name="MP8"><text:span text:style-name="MT2">This work is licensed under a Creative Commons Attribution 4.0 International License</text:span></text:p>
          <text:p text:style-name="MP8"><text:span text:style-name="MT2"><text:a xlink:href="https://creativecommons.org/licenses/by-nc-nd/4.0/" xlink:type="simple">https://creativecommons.org/licenses/by-nc-nd/4.0/</text:a></text:span></text:p>
          <text:p text:style-name="MP9"><text:span text:style-name="MT3">contact: https://github.com/RidiculousRichard/presentations/issues</text:span></text:p>
        </draw:text-box>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5" draw:layer="backgroundobjects" svg:width="3.408cm" svg:height="1.191cm" svg:x="24.592cm" svg:y="19.81cm">
        <draw:image xlink:href="Pictures/10000001000001930000008D13CDEB4D4C2C1080.png" xlink:type="simple" xlink:show="embed" xlink:actuate="onLoad" draw:mime-type="image/png">
          <text:p/>
        </draw:image>
      </draw:frame>
      <draw:frame presentation:style-name="Mpr7" draw:text-style-name="MP15" draw:layer="backgroundobjects" svg:width="10.051cm" svg:height="0.979cm" svg:x="8.401cm" svg:y="20.001cm">
        <draw:text-box>
          <text:p text:style-name="MP14"><text:span text:style-name="MT6">This work is licensed under a Creative Commons Attribution 4.0 International License</text:span></text:p>
          <text:p text:style-name="MP14"><text:span text:style-name="MT6"><text:a xlink:href="https://creativecommons.org/licenses/by-nc-nd/4.0/" xlink:type="simple">https://creativecommons.org/licenses/by-nc-nd/4.0/</text:a></text:span></text:p>
          <text:p text:style-name="MP14"><text:span text:style-name="MT6">contact: </text:span><text:span text:style-name="MT6"><text:a xlink:href="https://github.com/RidiculousRichard/presentations/issues" xlink:type="simple">https://github.com/RidiculousRichard/presentations/issues</text:a></text:span></text:p>
        </draw:text-box>
      </draw:frame>
      <draw:frame draw:style-name="Mgr6" draw:text-style-name="MP12" draw:layer="backgroundobjects" svg:width="7.5cm" svg:height="0.806cm" svg:x="0cm" svg:y="20.2cm">
        <draw:text-box>
          <text:p text:style-name="MP11"><text:span text:style-name="MT4">©</text:span><text:span text:style-name="MT5">RidiculousRichard 2019-2024</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19-08-11T10:00:29.125456653</meta:creation-date>
    <meta:editing-duration>P1DT3H57M52S</meta:editing-duration>
    <meta:editing-cycles>56</meta:editing-cycles>
    <meta:generator>LibreOffice/7.5.9.2$Windows_X86_64 LibreOffice_project/cdeefe45c17511d326101eed8008ac4092f278a9</meta:generator>
    <dc:title>Blue plus</dc:title>
    <dc:date>2024-03-04T18:34:23.616000000</dc:date>
    <meta:document-statistic meta:object-count="270"/>
  </office:meta>
</office:document-meta>
</file>